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5c93" officeooo:paragraph-rsid="00175c93" style:font-size-asian="10pt" style:font-size-complex="10pt"/>
    </style:style>
    <style:style style:name="P2" style:family="paragraph" style:parent-style-name="Standard">
      <style:text-properties fo:font-size="10pt" officeooo:rsid="00175c93" officeooo:paragraph-rsid="001a05a6" style:font-size-asian="10pt" style:font-size-complex="10pt"/>
    </style:style>
    <style:style style:name="P3" style:family="paragraph" style:parent-style-name="Standard">
      <style:text-properties fo:font-size="10pt" officeooo:rsid="00175c93" officeooo:paragraph-rsid="001a7fe5" style:font-size-asian="10pt" style:font-size-complex="10pt"/>
    </style:style>
    <style:style style:name="P4" style:family="paragraph" style:parent-style-name="Standard">
      <style:text-properties fo:font-size="10pt" officeooo:rsid="00175c93" officeooo:paragraph-rsid="001bc37c" style:font-size-asian="10pt" style:font-size-complex="10pt"/>
    </style:style>
    <style:style style:name="P5" style:family="paragraph" style:parent-style-name="Standard">
      <style:text-properties fo:font-size="10pt" officeooo:rsid="00175c93" officeooo:paragraph-rsid="001c217a" style:font-size-asian="10pt" style:font-size-complex="10pt"/>
    </style:style>
    <style:style style:name="P6" style:family="paragraph" style:parent-style-name="Standard">
      <style:text-properties fo:font-size="10pt" officeooo:rsid="00175c93" officeooo:paragraph-rsid="001db7a2" style:font-size-asian="10pt" style:font-size-complex="10pt"/>
    </style:style>
    <style:style style:name="P7" style:family="paragraph" style:parent-style-name="Standard">
      <style:text-properties fo:font-size="10pt" officeooo:rsid="00175c93" officeooo:paragraph-rsid="0020c482" style:font-size-asian="10pt" style:font-size-complex="10pt"/>
    </style:style>
    <style:style style:name="P8" style:family="paragraph" style:parent-style-name="Standard">
      <style:text-properties fo:font-size="10pt" officeooo:rsid="00175c93" officeooo:paragraph-rsid="002168b0" style:font-size-asian="10pt" style:font-size-complex="10pt"/>
    </style:style>
    <style:style style:name="P9" style:family="paragraph" style:parent-style-name="Standard">
      <style:text-properties fo:font-size="10pt" officeooo:rsid="00175c93" officeooo:paragraph-rsid="0028fab1" style:font-size-asian="10pt" style:font-size-complex="10pt"/>
    </style:style>
    <style:style style:name="P10" style:family="paragraph" style:parent-style-name="Standard">
      <style:text-properties fo:font-size="10pt" officeooo:rsid="00175c93" officeooo:paragraph-rsid="002c5e69" style:font-size-asian="10pt" style:font-size-complex="10pt"/>
    </style:style>
    <style:style style:name="P11" style:family="paragraph" style:parent-style-name="Standard" style:list-style-name="WWNum2">
      <style:paragraph-properties>
        <style:tab-stops>
          <style:tab-stop style:position="0.5909in"/>
        </style:tab-stops>
      </style:paragraph-properties>
      <style:text-properties fo:font-size="10pt" officeooo:rsid="00175c93" officeooo:paragraph-rsid="002d8cf1" style:font-size-asian="10pt" style:font-size-complex="10pt"/>
    </style:style>
    <style:style style:name="P12" style:family="paragraph" style:parent-style-name="Standard">
      <style:text-properties fo:font-size="10pt" officeooo:rsid="00175c93" officeooo:paragraph-rsid="002d8cf1" style:font-size-asian="10pt" style:font-size-complex="10pt"/>
    </style:style>
    <style:style style:name="P13" style:family="paragraph" style:parent-style-name="Standard">
      <style:text-properties fo:font-size="10pt" officeooo:rsid="001f11ef" officeooo:paragraph-rsid="001f11ef" style:font-size-asian="10pt" style:font-size-complex="10pt"/>
    </style:style>
    <style:style style:name="P14" style:family="paragraph" style:parent-style-name="Standard">
      <style:text-properties fo:font-size="10pt" officeooo:rsid="002431c7" officeooo:paragraph-rsid="002431c7" style:font-size-asian="10pt" style:font-size-complex="10pt"/>
    </style:style>
    <style:style style:name="P15" style:family="paragraph" style:parent-style-name="Standard">
      <style:text-properties fo:font-size="10pt" officeooo:rsid="002431c7" officeooo:paragraph-rsid="00260380" style:font-size-asian="10pt" style:font-size-complex="10pt"/>
    </style:style>
    <style:style style:name="P16" style:family="paragraph" style:parent-style-name="Standard">
      <style:text-properties fo:font-size="10pt" officeooo:rsid="0028550a" officeooo:paragraph-rsid="0028550a" style:font-size-asian="10pt" style:font-size-complex="10pt"/>
    </style:style>
    <style:style style:name="P17" style:family="paragraph" style:parent-style-name="Standard">
      <style:text-properties fo:font-size="10pt" officeooo:rsid="0032e4b6" officeooo:paragraph-rsid="0032e4b6" style:font-size-asian="10pt" style:font-size-complex="10pt"/>
    </style:style>
    <style:style style:name="P18" style:family="paragraph" style:parent-style-name="Standard">
      <style:text-properties fo:font-size="14pt" officeooo:rsid="00175c93" officeooo:paragraph-rsid="001a7fe5" style:font-size-asian="14pt" style:font-size-complex="14pt"/>
    </style:style>
    <style:style style:name="P19" style:family="paragraph" style:parent-style-name="Standard">
      <style:text-properties fo:font-size="14pt" fo:font-weight="bold" officeooo:rsid="00175c93" officeooo:paragraph-rsid="001a05a6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5c93" officeooo:paragraph-rsid="001bc37c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75c93" officeooo:paragraph-rsid="00175c93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75c93" officeooo:paragraph-rsid="0020c482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75c93" officeooo:paragraph-rsid="002168b0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75c93" officeooo:paragraph-rsid="0028fab1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175c93" officeooo:paragraph-rsid="002c5e69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75c93" officeooo:paragraph-rsid="002d8cf1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431c7" officeooo:paragraph-rsid="002431c7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2431c7" officeooo:paragraph-rsid="0026038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size="10pt" officeooo:rsid="00175c93" officeooo:paragraph-rsid="00175c93" style:font-size-asian="10pt" style:font-size-complex="10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a05a6" style:font-name-complex="Times New Roman1"/>
    </style:style>
    <style:style style:name="T3" style:family="text">
      <style:text-properties style:font-name="Times New Roman" officeooo:rsid="0020c482" style:font-name-complex="Times New Roman1"/>
    </style:style>
    <style:style style:name="T4" style:family="text">
      <style:text-properties style:font-name="Times New Roman" officeooo:rsid="0020e0a8" style:font-name-complex="Times New Roman1"/>
    </style:style>
    <style:style style:name="T5" style:family="text">
      <style:text-properties style:font-name="Times New Roman" officeooo:rsid="00224012" style:font-name-complex="Times New Roman1"/>
    </style:style>
    <style:style style:name="T6" style:family="text">
      <style:text-properties style:font-name="Times New Roman" officeooo:rsid="00260380" style:font-name-complex="Times New Roman1"/>
    </style:style>
    <style:style style:name="T7" style:family="text">
      <style:text-properties style:font-name="Times New Roman" officeooo:rsid="0028fab1" style:font-name-complex="Times New Roman1"/>
    </style:style>
    <style:style style:name="T8" style:family="text">
      <style:text-properties style:font-name="Times New Roman" officeooo:rsid="002c5e69" style:font-name-complex="Times New Roman1"/>
    </style:style>
    <style:style style:name="T9" style:family="text">
      <style:text-properties style:font-name="Times New Roman" officeooo:rsid="002d8cf1" style:font-name-complex="Times New Roman1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fo:font-size="14pt" officeooo:rsid="001a7fe5" style:font-size-asian="14pt" style:font-size-complex="14pt"/>
    </style:style>
    <style:style style:name="T12" style:family="text">
      <style:text-properties fo:font-size="14pt" fo:font-weight="bold" officeooo:rsid="001a7fe5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c217a" style:font-size-asian="14pt" style:font-weight-asian="bold" style:font-size-complex="14pt" style:font-weight-complex="bold"/>
    </style:style>
    <style:style style:name="T14" style:family="text">
      <style:text-properties officeooo:rsid="001bdc28"/>
    </style:style>
    <style:style style:name="T15" style:family="text">
      <style:text-properties officeooo:rsid="001db7a2"/>
    </style:style>
    <style:style style:name="T16" style:family="text">
      <style:text-properties officeooo:rsid="002ff0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pict@localhost ~]$ mysql -h 10.10.15.202 -u te3160 -p</text:p>
      <text:p text:style-name="P1">Enter password: </text:p>
      <text:p text:style-name="P1">Welcome to the MariaDB monitor. <text:s/>Commands end with ; or \g.</text:p>
      <text:p text:style-name="P1">Your MariaDB connection id is 102</text:p>
      <text:p text:style-name="P1">Server version: 5.5.43-MariaDB MariaDB Server</text:p>
      <text:p text:style-name="P1"></text:p>
      <text:p text:style-name="P1">Copyright (c) 2000, 2015, Oracle, MariaDB Corporation Ab and others.</text:p>
      <text:p text:style-name="P1"></text:p>
      <text:p text:style-name="P1">Type 'help;' or '\h' for help. Type '\c' to clear the current input statement.</text:p>
      <text:p text:style-name="P1"></text:p>
      <text:p text:style-name="P1">MariaDB [(none)]&gt; show databases;</text:p>
      <text:p text:style-name="P1">+--------------------+</text:p>
      <text:p text:style-name="P1">| Database <text:s text:c="10"/>|</text:p>
      <text:p text:style-name="P1">+--------------------+</text:p>
      <text:p text:style-name="P1">| information_schema |</text:p>
      <text:p text:style-name="P1">| te3160db <text:s text:c="10"/>|</text:p>
      <text:p text:style-name="P1">+--------------------+</text:p>
      <text:p text:style-name="P1">2 rows in set (0.03 sec)</text:p>
      <text:p text:style-name="P1"></text:p>
      <text:p text:style-name="P1"></text:p>
      <text:p text:style-name="P1">MariaDB [(none)]&gt; use te3160db;</text:p>
      <text:p text:style-name="P1">Database changed</text:p>
      <text:p text:style-name="P1"></text:p>
      <text:p text:style-name="P1">Reading table information for completion of table and column names</text:p>
      <text:p text:style-name="P1">You can turn off this feature to get a quicker startup with -A</text:p>
      <text:p text:style-name="P1"></text:p>
      <text:p text:style-name="P1">MariaDB [te3160db]&gt; create table Shift(prof_id int, foreign key(prof_id) references Professors(prof_id) on delete cascade, shift int, working_hours varchar(255));</text:p>
      <text:p text:style-name="P1">Query OK, 0 rows affected (0.05 sec)</text:p>
      <text:p text:style-name="P1"></text:p>
      <text:p text:style-name="P1">MariaDB [te3160db]&gt; create table works(prof_id int PRIMARY KEY, foreign key(prof_id) references Professors(prof_id) on delete cascade, dept_id int, foreign key(dept_id) references Departments(dept_id) on delete cascade, duration int);</text:p>
      <text:p text:style-name="P1">Query OK, 0 rows affected (0.05 sec)</text:p>
      <text:p text:style-name="P1"></text:p>
      <text:p text:style-name="P1">MariaDB [te3160db]&gt; create table Professors(prof_id int, prof_fname varchar(255), prof_lname varchar(255), dept_id int, foreign key(dept_id) references Departments(dept_id) on delete cascade, designation varchar(255), salary int, doj DATE, email varchar(255), phone int, city varchar(255), primary key(prof_id));</text:p>
      <text:p text:style-name="P1">Query OK, 0 rows affected (0.05 sec)</text:p>
      <text:p text:style-name="P1"></text:p>
      <text:p text:style-name="P1"></text:p>
      <text:p text:style-name="P1">MariaDB [te3160db]&gt; create table Departments(dept_id int, dept_name varchar(255), primary key(dept_id));</text:p>
      <text:p text:style-name="P1">Query OK, 0 rows affected (0.05 sec)</text:p>
      <text:p text:style-name="P1"></text:p>
      <text:p text:style-name="P1"></text:p>
      <text:p text:style-name="P1"></text:p>
      <text:p text:style-name="P1"></text:p>
      <text:p text:style-name="P1">MariaDB [te3160db]&gt; show tables;</text:p>
      <text:p text:style-name="P1">+--------------------+</text:p>
      <text:p text:style-name="P1">| Tables_in_te3160db |</text:p>
      <text:p text:style-name="P1">+--------------------+</text:p>
      <text:p text:style-name="P1">| Departments <text:s text:c="7"/>|</text:p>
      <text:p text:style-name="P1">| Professors <text:s text:c="8"/>|</text:p>
      <text:p text:style-name="P1">| Shift <text:s text:c="13"/>|</text:p>
      <text:p text:style-name="P1">| se1 <text:s text:c="15"/>|</text:p>
      <text:p text:style-name="P1">| works <text:s text:c="13"/>|</text:p>
      <text:p text:style-name="P1">+--------------------+</text:p>
      <text:p text:style-name="P2"><text:soft-page-break/>5 rows in set (0.00 sec)</text:p>
      <text:p text:style-name="P2"><text:span text:style-name="T1"/></text:p>
      <text:p text:style-name="P19"><text:span text:style-name="T2">1. </text:span><text:span text:style-name="T1">Insert atleast 10 records in professors table and insert other tables accordingly.</text:span></text:p>
      <text:p text:style-name="P1"></text:p>
      <text:p text:style-name="P1">MariaDB [te3160db]&gt; insert into Professors values(1, "Anurag", "Andhare", 1, "Assistant Professor", 30000, "2015-01-01", "anurag@pict.edu", 8957265358, "Pune");</text:p>
      <text:p text:style-name="P1">Query OK, 1 row affected (0.02 sec)</text:p>
      <text:p text:style-name="P1">MariaDB [te3160db]&gt; insert into Professors values(2, "Akash", "Patil", 1, "Assistant Professor", 60000, "2015-01-30", "patilakash@pict.edu", 8957242358, "Pune");</text:p>
      <text:p text:style-name="P1">Query OK, 1 row affected (0.02 sec)</text:p>
      <text:p text:style-name="P1">MariaDB [te3160db]&gt; insert into Professors values(3, "Pratik", "Patil", 1, "Assistant Professor", 30000, "2015-01-01", "anurag@pict.edu", 8957265358, "Pune");</text:p>
      <text:p text:style-name="P1">Query OK, 1 row affected (0.02 sec)</text:p>
      <text:p text:style-name="P1">MariaDB [te3160db]&gt; insert into Professors values(5, "Saurabh", "Bora", 1, "Assistant Professor", 30000, "2015-01-01", "anurag@pict.edu", 8957265358, "Pune");</text:p>
      <text:p text:style-name="P1">Query OK, 1 row affected (0.02 sec)</text:p>
      <text:p text:style-name="P1">MariaDB [te3160db]&gt; insert into Professors values(6, "Aditya", "Mahadalkar", 1, "Assistant Professor", 30000, "2015-01-01", "anurag@pict.edu", 8957265358, "Pune");</text:p>
      <text:p text:style-name="P1">Query OK, 1 row affected (0.02 sec)</text:p>
      <text:p text:style-name="P1">MariaDB [te3160db]&gt; insert into Professors values(7, "Mandar", "Pande", 1, "Assistant Professor", 30000, "2015-01-01", "anurag@pict.edu", 8957265358, "Pune");</text:p>
      <text:p text:style-name="P1">Query OK, 1 row affected (0.02 sec)</text:p>
      <text:p text:style-name="P1">MariaDB [te3160db]&gt; insert into Professors values(8, "Atharva", "Dharmadhikari", 1, "Assistant Professor", 30000, "2015-01-01", "anurag@pict.edu", 8957265358, "Pune");</text:p>
      <text:p text:style-name="P1">Query OK, 1 row affected (0.02 sec)</text:p>
      <text:p text:style-name="P1">MariaDB [te3160db]&gt; insert into Professors values(9, "Aniket", "Gokhale", 1, "Assistant Professor", 30000, "2015-01-01", "anurag@pict.edu", 8957265358, "Pune");</text:p>
      <text:p text:style-name="P1">Query OK, 1 row affected (0.02 sec)</text:p>
      <text:p text:style-name="P1">MariaDB [te3160db]&gt; insert into Professors values(10, "Sanket", "Pokar", 1, "Assistant Professor", 30000, "2015-01-01", "anurag@pict.edu", 8957265358, "Pune");</text:p>
      <text:p text:style-name="P1">Query OK, 1 row affected (0.02 sec)</text:p>
      <text:p text:style-name="P1"></text:p>
      <text:p text:style-name="P1"></text:p>
      <text:p text:style-name="P1"></text:p>
      <text:p text:style-name="P1">MariaDB [te3160db]&gt; select * from Professors;</text:p>
      <text:p text:style-name="P1">+---------+------------+---------------+---------+---------------------+--------+------------+------------------------+------------+--------+</text:p>
      <text:p text:style-name="P1">| prof_id | prof_fname | prof_lname <text:s text:c="3"/>| dept_id | designation <text:s text:c="8"/>| salary | doj <text:s text:c="7"/>| email <text:s text:c="17"/>| phone <text:s text:c="5"/>| city <text:s text:c="2"/>|</text:p>
      <text:p text:style-name="P1">+---------+------------+---------------+---------+---------------------+--------+------------+------------------------+------------+--------+</text:p>
      <text:p text:style-name="P1">| <text:s text:c="6"/>1 | Anurag <text:s text:c="4"/>| Andhare <text:s text:c="6"/>| <text:s text:c="6"/>1 | Assistant Professor | <text:s/>30000 | 2015-01-01 | anurag@pict.edu <text:s text:c="7"/>| 8957265358 | Pune <text:s text:c="2"/>|</text:p>
      <text:p text:style-name="P1">| <text:s text:c="6"/>2 | Akash <text:s text:c="5"/>| Patil <text:s text:c="8"/>| <text:s text:c="6"/>1 | Assistant Professor | <text:s/>60000 | 2015-01-30 | patilakash@pict.edu <text:s text:c="3"/>| 8957242358 | Pune <text:s text:c="2"/>|</text:p>
      <text:p text:style-name="P1">| <text:s text:c="6"/>4 | Pratik <text:s text:c="4"/>| Patil <text:s text:c="8"/>| <text:s text:c="6"/>1 | Assistant Professor | <text:s/>50000 | 2015-07-21 | pratikpatil@pict.edu <text:s text:c="2"/>| 8957243333 | Pune <text:s text:c="2"/>|</text:p>
      <text:p text:style-name="P1">| <text:s text:c="6"/>5 | Saurabh <text:s text:c="3"/>| Bora <text:s text:c="9"/>| <text:s text:c="6"/>2 | Assistant Professor | <text:s/>10000 | 2015-07-12 | pratikpatil@pict.edu <text:s text:c="2"/>| 8957222233 | Pune <text:s text:c="2"/>|</text:p>
      <text:p text:style-name="P1">| <text:s text:c="6"/>6 | Aditya <text:s text:c="4"/>| Mahadalkar <text:s text:c="3"/>| <text:s text:c="6"/>3 | Assistant Professor | <text:s/>40000 | 2016-06-22 | adityam@pict.edu <text:s text:c="6"/>| 9996121233 | Pune <text:s text:c="2"/>|</text:p>
      <text:p text:style-name="P1">| <text:s text:c="6"/>7 | Mandar <text:s text:c="4"/>| Pande <text:s text:c="8"/>| <text:s text:c="6"/>3 | Assistant Professor | <text:s/>40000 | 2016-07-31 | mandarpande@pict.edu <text:s text:c="2"/>| 3336121233 | Pune <text:s text:c="2"/>|</text:p>
      <text:p text:style-name="P1">| <text:s text:c="6"/>8 | Atharva <text:s text:c="3"/>| Dharmadhikari | <text:s text:c="6"/>2 | Assistant Professor | <text:s text:c="3"/>100 | 2016-07-12 | dharmya@pict.edu <text:s text:c="6"/>| 9689921233 | Mumbai |</text:p>
      <text:p text:style-name="P1">| <text:s text:c="6"/>9 | Aniket <text:s text:c="4"/>| Gokhale <text:s text:c="6"/>| <text:s text:c="6"/>2 | Assistant Professor | <text:s text:c="3"/>100 | 2016-09-12 | aniketgokhale@pict.edu | 9689927235 | Mumbai |</text:p>
      <text:p text:style-name="P1">| <text:s text:c="5"/>10 | Sanket <text:s text:c="4"/>| Pokar <text:s text:c="8"/>| <text:s text:c="6"/>1 | Assistant Professor | <text:s/>10011 | 2016-03-12 | madsanket@pict.edu <text:s text:c="4"/>| 9689211221 | Pune <text:s text:c="2"/>|</text:p>
      <text:p text:style-name="P1"><text:soft-page-break/>+---------+------------+---------------+---------+---------------------+--------+------------+------------------------+------------+--------+</text:p>
      <text:p text:style-name="P1">9 rows in set (0.00 sec)</text:p>
      <text:p text:style-name="P1"></text:p>
      <text:p text:style-name="P1"></text:p>
      <text:p text:style-name="P1">MariaDB [te3160db]&gt; select * from Professors where prof_fname like "S%";</text:p>
      <text:p text:style-name="P1">+---------+------------+------------+---------+---------------------+--------+------------+----------------------+------------+------+</text:p>
      <text:p text:style-name="P1">| prof_id | prof_fname | prof_lname | dept_id | designation <text:s text:c="8"/>| salary | doj <text:s text:c="7"/>| email <text:s text:c="15"/>| phone <text:s text:c="5"/>| city |</text:p>
      <text:p text:style-name="P1">+---------+------------+------------+---------+---------------------+--------+------------+----------------------+------------+------+</text:p>
      <text:p text:style-name="P1">| <text:s text:c="6"/>5 | Saurabh <text:s text:c="3"/>| Bora <text:s text:c="6"/>| <text:s text:c="6"/>2 | Assistant Professor | <text:s/>10000 | 2015-07-12 | pratikpatil@pict.edu | 8957222233 | Pune |</text:p>
      <text:p text:style-name="P1">| <text:s text:c="5"/>10 | Sanket <text:s text:c="4"/>| Pokar <text:s text:c="5"/>| <text:s text:c="6"/>1 | Assistant Professor | <text:s/>10011 | 2016-03-12 | madsanket@pict.edu <text:s text:c="2"/>| 9689211221 | Pune |</text:p>
      <text:p text:style-name="P1">+---------+------------+------------+---------+---------------------+--------+------------+----------------------+------------+------+</text:p>
      <text:p text:style-name="P1">2 rows in set (0.00 sec)</text:p>
      <text:p text:style-name="P1"></text:p>
      <text:p text:style-name="P1">MariaDB [te3160db]&gt; select * from Professors where prof_fname like "D%";</text:p>
      <text:p text:style-name="P1">Empty set (0.00 sec)</text:p>
      <text:p text:style-name="P1"></text:p>
      <text:p text:style-name="P1">MariaDB [te3160db]&gt; insert into Professors value(3, "Daksh", "Pokar", 2, "Assistant Professors", 30000, "2016-01-01", "dakshpokar@pict.edu", 9689927235, "Bhuj");</text:p>
      <text:p text:style-name="P1">ERROR 2013 (HY000): Lost connection to MySQL server during query</text:p>
      <text:p text:style-name="P1">MariaDB [te3160db]&gt; exit;</text:p>
      <text:p text:style-name="P1">Bye</text:p>
      <text:p text:style-name="P1">[pict@localhost ~]$ mysql -h 10.10.15.202 -u te3160 -p</text:p>
      <text:p text:style-name="P1">Enter password: </text:p>
      <text:p text:style-name="P1">Welcome to the MariaDB monitor. <text:s/>Commands end with ; or \g.</text:p>
      <text:p text:style-name="P1">Your MariaDB connection id is 4</text:p>
      <text:p text:style-name="P1">Server version: 5.5.43-MariaDB MariaDB Server</text:p>
      <text:p text:style-name="P1"></text:p>
      <text:p text:style-name="P1">Copyright (c) 2000, 2015, Oracle, MariaDB Corporation Ab and others.</text:p>
      <text:p text:style-name="P1"></text:p>
      <text:p text:style-name="P1">Type 'help;' or '\h' for help. Type '\c' to clear the current input statement.</text:p>
      <text:p text:style-name="P1"></text:p>
      <text:p text:style-name="P1">MariaDB [(none)]&gt; insert into Professors value(3, "Daksh", "Pokar", 2, "Assistant Professors", 30000, "2016-01-01", "dakshpokar@pict.edu", 9689927235, "Bhuj");</text:p>
      <text:p text:style-name="P1">ERROR 1046 (3D000): No database selected</text:p>
      <text:p text:style-name="P1">MariaDB [(none)]&gt; use te3160db</text:p>
      <text:p text:style-name="P1">Reading table information for completion of table and column names</text:p>
      <text:p text:style-name="P1">You can turn off this feature to get a quicker startup with -A</text:p>
      <text:p text:style-name="P1"></text:p>
      <text:p text:style-name="P1">Database changed</text:p>
      <text:p text:style-name="P1">MariaDB [te3160db]&gt; select * from works;</text:p>
      <text:p text:style-name="P1">Empty set (0.00 sec)</text:p>
      <text:p text:style-name="P1"></text:p>
      <text:p text:style-name="P1">MariaDB [te3160db]&gt; select * from Departments;</text:p>
      <text:p text:style-name="P1">+---------+-----------+</text:p>
      <text:p text:style-name="P1">| dept_id | dept_name |</text:p>
      <text:p text:style-name="P1">+---------+-----------+</text:p>
      <text:p text:style-name="P1">| <text:s text:c="6"/>1 | Computer <text:s/>|</text:p>
      <text:p text:style-name="P1">| <text:s text:c="6"/>2 | IT <text:s text:c="7"/>|</text:p>
      <text:p text:style-name="P1">| <text:s text:c="6"/>3 | E&amp;TC <text:s text:c="5"/>|</text:p>
      <text:p text:style-name="P1">+---------+-----------+</text:p>
      <text:p text:style-name="P1">3 rows in set (0.00 sec)</text:p>
      <text:p text:style-name="P1"></text:p>
      <text:p text:style-name="P1">MariaDB [te3160db]&gt; select * from Shifts;;</text:p>
      <text:p text:style-name="P1">ERROR 1146 (42S02): Table 'te3160db.Shifts' doesn't exist</text:p>
      <text:p text:style-name="P1">ERROR: No query specified</text:p>
      <text:p text:style-name="P1"></text:p>
      <text:p text:style-name="P1"><text:soft-page-break/>MariaDB [te3160db]&gt; select * from Shift;</text:p>
      <text:p text:style-name="P1">Empty set (0.00 sec)</text:p>
      <text:p text:style-name="P1"></text:p>
      <text:p text:style-name="P1">MariaDB [te3160db]&gt; desc Professors;</text:p>
      <text:p text:style-name="P1">+-------------+--------------+------+-----+---------+-------+</text:p>
      <text:p text:style-name="P1">| Field <text:s text:c="6"/>| Type <text:s text:c="8"/>| Null | Key | Default | Extra |</text:p>
      <text:p text:style-name="P1">+-------------+--------------+------+-----+---------+-------+</text:p>
      <text:p text:style-name="P1">| prof_id <text:s text:c="4"/>| int(11) <text:s text:c="5"/>| NO <text:s text:c="2"/>| PRI | 0 <text:s text:c="6"/>| <text:s text:c="6"/>|</text:p>
      <text:p text:style-name="P1">| prof_fname <text:s/>| varchar(255) | YES <text:s/>| <text:s text:c="4"/>| NULL <text:s text:c="3"/>| <text:s text:c="6"/>|</text:p>
      <text:p text:style-name="P1">| prof_lname <text:s/>| varchar(255) | YES <text:s/>| <text:s text:c="4"/>| NULL <text:s text:c="3"/>| <text:s text:c="6"/>|</text:p>
      <text:p text:style-name="P1">| dept_id <text:s text:c="4"/>| int(11) <text:s text:c="5"/>| YES <text:s/>| MUL | NULL <text:s text:c="3"/>| <text:s text:c="6"/>|</text:p>
      <text:p text:style-name="P1">| designation | varchar(255) | YES <text:s/>| <text:s text:c="4"/>| NULL <text:s text:c="3"/>| <text:s text:c="6"/>|</text:p>
      <text:p text:style-name="P1">| salary <text:s text:c="5"/>| int(11) <text:s text:c="5"/>| YES <text:s/>| <text:s text:c="4"/>| NULL <text:s text:c="3"/>| <text:s text:c="6"/>|</text:p>
      <text:p text:style-name="P1">| doj <text:s text:c="8"/>| date <text:s text:c="8"/>| YES <text:s/>| <text:s text:c="4"/>| NULL <text:s text:c="3"/>| <text:s text:c="6"/>|</text:p>
      <text:p text:style-name="P1">| email <text:s text:c="6"/>| varchar(255) | YES <text:s/>| <text:s text:c="4"/>| NULL <text:s text:c="3"/>| <text:s text:c="6"/>|</text:p>
      <text:p text:style-name="P1">| phone <text:s text:c="6"/>| bigint(20) <text:s text:c="2"/>| YES <text:s/>| <text:s text:c="4"/>| NULL <text:s text:c="3"/>| <text:s text:c="6"/>|</text:p>
      <text:p text:style-name="P1">| city <text:s text:c="7"/>| varchar(255) | YES <text:s/>| <text:s text:c="4"/>| NULL <text:s text:c="3"/>| <text:s text:c="6"/>|</text:p>
      <text:p text:style-name="P1">+-------------+--------------+------+-----+---------+-------+</text:p>
      <text:p text:style-name="P1">10 rows in set (0.01 sec)</text:p>
      <text:p text:style-name="P1"></text:p>
      <text:p text:style-name="P1">MariaDB [te3160db]&gt; select * from works;</text:p>
      <text:p text:style-name="P1">Empty set (0.01 sec)</text:p>
      <text:p text:style-name="P1"></text:p>
      <text:p text:style-name="P1">MariaDB [te3160db]&gt; desc works;</text:p>
      <text:p text:style-name="P1">+----------+---------+------+-----+---------+-------+</text:p>
      <text:p text:style-name="P1">| Field <text:s text:c="3"/>| Type <text:s text:c="3"/>| Null | Key | Default | Extra |</text:p>
      <text:p text:style-name="P1">+----------+---------+------+-----+---------+-------+</text:p>
      <text:p text:style-name="P1">| prof_id <text:s/>| int(11) | YES <text:s/>| MUL | NULL <text:s text:c="3"/>| <text:s text:c="6"/>|</text:p>
      <text:p text:style-name="P1">| dept_id <text:s/>| int(11) | YES <text:s/>| MUL | NULL <text:s text:c="3"/>| <text:s text:c="6"/>|</text:p>
      <text:p text:style-name="P1">| duration | int(11) | YES <text:s/>| <text:s text:c="4"/>| NULL <text:s text:c="3"/>| <text:s text:c="6"/>|</text:p>
      <text:p text:style-name="P1">+----------+---------+------+-----+---------+-------+</text:p>
      <text:p text:style-name="P1">3 rows in set (0.00 sec)</text:p>
      <text:p text:style-name="P1"></text:p>
      <text:p text:style-name="P1">MariaDB [te3160db]&gt; desc Shift</text:p>
      <text:p text:style-name="P1"><text:s text:c="4"/>-&gt; ;</text:p>
      <text:p text:style-name="P1">+---------------+--------------+------+-----+---------+-------+</text:p>
      <text:p text:style-name="P1">| Field <text:s text:c="8"/>| Type <text:s text:c="8"/>| Null | Key | Default | Extra |</text:p>
      <text:p text:style-name="P1">+---------------+--------------+------+-----+---------+-------+</text:p>
      <text:p text:style-name="P1">| prof_id <text:s text:c="6"/>| int(11) <text:s text:c="5"/>| YES <text:s/>| MUL | NULL <text:s text:c="3"/>| <text:s text:c="6"/>|</text:p>
      <text:p text:style-name="P1">| shift <text:s text:c="8"/>| int(11) <text:s text:c="5"/>| YES <text:s/>| <text:s text:c="4"/>| NULL <text:s text:c="3"/>| <text:s text:c="6"/>|</text:p>
      <text:p text:style-name="P1">| working_hours | varchar(255) | YES <text:s/>| <text:s text:c="4"/>| NULL <text:s text:c="3"/>| <text:s text:c="6"/>|</text:p>
      <text:p text:style-name="P1">+---------------+--------------+------+-----+---------+-------+</text:p>
      <text:p text:style-name="P1">3 rows in set (0.00 sec)</text:p>
      <text:p text:style-name="P1"></text:p>
      <text:p text:style-name="P1">MariaDB [te3160db]&gt; insert into Shift values(1, 2, "13:00-14:00");</text:p>
      <text:p text:style-name="P1">Query OK, 1 row affected (0.01 sec)</text:p>
      <text:p text:style-name="P1"></text:p>
      <text:p text:style-name="P1">MariaDB [te3160db]&gt; select * from Shift;</text:p>
      <text:p text:style-name="P1">+---------+-------+---------------+</text:p>
      <text:p text:style-name="P1">| prof_id | shift | working_hours |</text:p>
      <text:p text:style-name="P1">+---------+-------+---------------+</text:p>
      <text:p text:style-name="P1">| <text:s text:c="6"/>1 | <text:s text:c="4"/>2 | 13:00-14:00 <text:s text:c="2"/>|</text:p>
      <text:p text:style-name="P1">+---------+-------+---------------+</text:p>
      <text:p text:style-name="P1">1 row in set (0.00 sec)</text:p>
      <text:p text:style-name="P1"></text:p>
      <text:p text:style-name="P1">MariaDB [te3160db]&gt; insert into Shift values(2, 1, "11:00-12:00");</text:p>
      <text:p text:style-name="P1"><text:soft-page-break/>Query OK, 1 row affected (0.01 sec)</text:p>
      <text:p text:style-name="P1"></text:p>
      <text:p text:style-name="P1">MariaDB [te3160db]&gt; insert into Shift values(3, 1, "11:00-12:00");</text:p>
      <text:p text:style-name="P1">ERROR 1452 (23000): Cannot add or update a child row: a foreign key constraint fails (`te3160db`.`Shift`, CONSTRAINT `Shift_ibfk_1` FOREIGN KEY (`prof_id`) REFERENCES `Professors` (`prof_id`) ON DELETE CASCADE)</text:p>
      <text:p text:style-name="P1">MariaDB [te3160db]&gt; select * from Shift;</text:p>
      <text:p text:style-name="P1">+---------+-------+---------------+</text:p>
      <text:p text:style-name="P1">| prof_id | shift | working_hours |</text:p>
      <text:p text:style-name="P1">+---------+-------+---------------+</text:p>
      <text:p text:style-name="P1">| <text:s text:c="6"/>1 | <text:s text:c="4"/>2 | 13:00-14:00 <text:s text:c="2"/>|</text:p>
      <text:p text:style-name="P1">| <text:s text:c="6"/>2 | <text:s text:c="4"/>1 | 11:00-12:00 <text:s text:c="2"/>|</text:p>
      <text:p text:style-name="P1">+---------+-------+---------------+</text:p>
      <text:p text:style-name="P1">2 rows in set (0.00 sec)</text:p>
      <text:p text:style-name="P1"></text:p>
      <text:p text:style-name="P1">MariaDB [te3160db]&gt; insert into Shift values(3, 1, "11:00-12:00");</text:p>
      <text:p text:style-name="P1">ERROR 1452 (23000): Cannot add or update a child row: a foreign key constraint fails (`te3160db`.`Shift`, CONSTRAINT `Shift_ibfk_1` FOREIGN KEY (`prof_id`) REFERENCES `Professors` (`prof_id`) ON DELETE CASCADE)</text:p>
      <text:p text:style-name="P1">MariaDB [te3160db]&gt; insert into Shift values(3, 2, "11:00-12:00");</text:p>
      <text:p text:style-name="P1">ERROR 1452 (23000): Cannot add or update a child row: a foreign key constraint fails (`te3160db`.`Shift`, CONSTRAINT `Shift_ibfk_1` FOREIGN KEY (`prof_id`) REFERENCES `Professors` (`prof_id`) ON DELETE CASCADE)</text:p>
      <text:p text:style-name="P1">MariaDB [te3160db]&gt; insert into Shift values(3, 2, "11:00-12:00");</text:p>
      <text:p text:style-name="P1">ERROR 1452 (23000): Cannot add or update a child row: a foreign key constraint fails (`te3160db`.`Shift`, CONSTRAINT `Shift_ibfk_1` FOREIGN KEY (`prof_id`) REFERENCES `Professors` (`prof_id`) ON DELETE CASCADE)</text:p>
      <text:p text:style-name="P1">MariaDB [te3160db]&gt; insert into Shift values(4, 2, "11:00-12:00");</text:p>
      <text:p text:style-name="P1">Query OK, 1 row affected (0.02 sec)</text:p>
      <text:p text:style-name="P1"></text:p>
      <text:p text:style-name="P1">MariaDB [te3160db]&gt; select * from Professors;</text:p>
      <text:p text:style-name="P1">+---------+------------+---------------+---------+---------------------+--------+------------+------------------------+------------+--------+</text:p>
      <text:p text:style-name="P1">| prof_id | prof_fname | prof_lname <text:s text:c="3"/>| dept_id | designation <text:s text:c="8"/>| salary | doj <text:s text:c="7"/>| email <text:s text:c="17"/>| phone <text:s text:c="5"/>| city <text:s text:c="2"/>|</text:p>
      <text:p text:style-name="P1">+---------+------------+---------------+---------+---------------------+--------+------------+------------------------+------------+--------+</text:p>
      <text:p text:style-name="P1">| <text:s text:c="6"/>1 | Anurag <text:s text:c="4"/>| Andhare <text:s text:c="6"/>| <text:s text:c="6"/>1 | Assistant Professor | <text:s/>30000 | 2015-01-01 | anurag@pict.edu <text:s text:c="7"/>| 8957265358 | Pune <text:s text:c="2"/>|</text:p>
      <text:p text:style-name="P1">| <text:s text:c="6"/>2 | Akash <text:s text:c="5"/>| Patil <text:s text:c="8"/>| <text:s text:c="6"/>1 | Assistant Professor | <text:s/>60000 | 2015-01-30 | patilakash@pict.edu <text:s text:c="3"/>| 8957242358 | Pune <text:s text:c="2"/>|</text:p>
      <text:p text:style-name="P1">| <text:s text:c="6"/>4 | Pratik <text:s text:c="4"/>| Patil <text:s text:c="8"/>| <text:s text:c="6"/>1 | Assistant Professor | <text:s/>50000 | 2015-07-21 | pratikpatil@pict.edu <text:s text:c="2"/>| 8957243333 | Pune <text:s text:c="2"/>|</text:p>
      <text:p text:style-name="P1">| <text:s text:c="6"/>5 | Saurabh <text:s text:c="3"/>| Bora <text:s text:c="9"/>| <text:s text:c="6"/>2 | Assistant Professor | <text:s/>10000 | 2015-07-12 | pratikpatil@pict.edu <text:s text:c="2"/>| 8957222233 | Pune <text:s text:c="2"/>|</text:p>
      <text:p text:style-name="P1">| <text:s text:c="6"/>6 | Aditya <text:s text:c="4"/>| Mahadalkar <text:s text:c="3"/>| <text:s text:c="6"/>3 | Assistant Professor | <text:s/>40000 | 2016-06-22 | adityam@pict.edu <text:s text:c="6"/>| 9996121233 | Pune <text:s text:c="2"/>|</text:p>
      <text:p text:style-name="P1">| <text:s text:c="6"/>7 | Mandar <text:s text:c="4"/>| Pande <text:s text:c="8"/>| <text:s text:c="6"/>3 | Assistant Professor | <text:s/>40000 | 2016-07-31 | mandarpande@pict.edu <text:s text:c="2"/>| 3336121233 | Pune <text:s text:c="2"/>|</text:p>
      <text:p text:style-name="P1">| <text:s text:c="6"/>8 | Atharva <text:s text:c="3"/>| Dharmadhikari | <text:s text:c="6"/>2 | Assistant Professor | <text:s text:c="3"/>100 | 2016-07-12 | dharmya@pict.edu <text:s text:c="6"/>| 9689921233 | Mumbai |</text:p>
      <text:p text:style-name="P1">| <text:s text:c="6"/>9 | Aniket <text:s text:c="4"/>| Gokhale <text:s text:c="6"/>| <text:s text:c="6"/>2 | Assistant Professor | <text:s text:c="3"/>100 | 2016-09-12 | aniketgokhale@pict.edu | 9689927235 | Mumbai |</text:p>
      <text:p text:style-name="P1">| <text:s text:c="5"/>10 | Sanket <text:s text:c="4"/>| Pokar <text:s text:c="8"/>| <text:s text:c="6"/>1 | Assistant Professor | <text:s/>10011 | 2016-03-12 | madsanket@pict.edu <text:s text:c="4"/>| 9689211221 | Pune <text:s text:c="2"/>|</text:p>
      <text:p text:style-name="P1">+---------+------------+---------------+---------+---------------------+--------+------------+------------------------+------------+--------+</text:p>
      <text:p text:style-name="P1">9 rows in set (0.00 sec)</text:p>
      <text:p text:style-name="P1"></text:p>
      <text:p text:style-name="P1">MariaDB [te3160db]&gt; insert into Professors value(3, "Daksh", "Pokar", 2, "Assistant Professors", 30000, "2016-01-01", "dakshpokar@pict.edu", 9689927235, "Bhuj");</text:p>
      <text:p text:style-name="P1">Query OK, 1 row affected (0.02 sec)</text:p>
      <text:p text:style-name="P1"></text:p>
      <text:p text:style-name="P1">MariaDB [te3160db]&gt; select * from Professors;</text:p>
      <text:p text:style-name="P1">+---------+------------+---------------+---------+----------------------+--------+------------+------------------------+------------+--------<text:soft-page-break/>+</text:p>
      <text:p text:style-name="P1">| prof_id | prof_fname | prof_lname <text:s text:c="3"/>| dept_id | designation <text:s text:c="9"/>| salary | doj <text:s text:c="7"/>| email <text:s text:c="17"/>| phone <text:s text:c="5"/>| city <text:s text:c="2"/>|</text:p>
      <text:p text:style-name="P1">+---------+------------+---------------+---------+----------------------+--------+------------+------------------------+------------+--------+</text:p>
      <text:p text:style-name="P1">| <text:s text:c="6"/>1 | Anurag <text:s text:c="4"/>| Andhare <text:s text:c="6"/>| <text:s text:c="6"/>1 | Assistant Professor <text:s/>| <text:s/>30000 | 2015-01-01 | anurag@pict.edu <text:s text:c="7"/>| 8957265358 | Pune <text:s text:c="2"/>|</text:p>
      <text:p text:style-name="P1">| <text:s text:c="6"/>2 | Akash <text:s text:c="5"/>| Patil <text:s text:c="8"/>| <text:s text:c="6"/>1 | Assistant Professor <text:s/>| <text:s/>60000 | 2015-01-30 | patilakash@pict.edu <text:s text:c="3"/>| 8957242358 | Pune <text:s text:c="2"/>|</text:p>
      <text:p text:style-name="P1">| <text:s text:c="6"/>3 | Daksh <text:s text:c="5"/>| Pokar <text:s text:c="8"/>| <text:s text:c="6"/>2 | Assistant Professors | <text:s/>30000 | 2016-01-01 | dakshpokar@pict.edu <text:s text:c="3"/>| 9689927235 | Bhuj <text:s text:c="2"/>|</text:p>
      <text:p text:style-name="P1">| <text:s text:c="6"/>4 | Pratik <text:s text:c="4"/>| Patil <text:s text:c="8"/>| <text:s text:c="6"/>1 | Assistant Professor <text:s/>| <text:s/>50000 | 2015-07-21 | pratikpatil@pict.edu <text:s text:c="2"/>| 8957243333 | Pune <text:s text:c="2"/>|</text:p>
      <text:p text:style-name="P1">| <text:s text:c="6"/>5 | Saurabh <text:s text:c="3"/>| Bora <text:s text:c="9"/>| <text:s text:c="6"/>2 | Assistant Professor <text:s/>| <text:s/>10000 | 2015-07-12 | pratikpatil@pict.edu <text:s text:c="2"/>| 8957222233 | Pune <text:s text:c="2"/>|</text:p>
      <text:p text:style-name="P1">| <text:s text:c="6"/>6 | Aditya <text:s text:c="4"/>| Mahadalkar <text:s text:c="3"/>| <text:s text:c="6"/>3 | Assistant Professor <text:s/>| <text:s/>40000 | 2016-06-22 | adityam@pict.edu <text:s text:c="6"/>| 9996121233 | Pune <text:s text:c="2"/>|</text:p>
      <text:p text:style-name="P1">| <text:s text:c="6"/>7 | Mandar <text:s text:c="4"/>| Pande <text:s text:c="8"/>| <text:s text:c="6"/>3 | Assistant Professor <text:s/>| <text:s/>40000 | 2016-07-31 | mandarpande@pict.edu <text:s text:c="2"/>| 3336121233 | Pune <text:s text:c="2"/>|</text:p>
      <text:p text:style-name="P1">| <text:s text:c="6"/>8 | Atharva <text:s text:c="3"/>| Dharmadhikari | <text:s text:c="6"/>2 | Assistant Professor <text:s/>| <text:s text:c="3"/>100 | 2016-07-12 | dharmya@pict.edu <text:s text:c="6"/>| 9689921233 | Mumbai |</text:p>
      <text:p text:style-name="P1">| <text:s text:c="6"/>9 | Aniket <text:s text:c="4"/>| Gokhale <text:s text:c="6"/>| <text:s text:c="6"/>2 | Assistant Professor <text:s/>| <text:s text:c="3"/>100 | 2016-09-12 | aniketgokhale@pict.edu | 9689927235 | Mumbai |</text:p>
      <text:p text:style-name="P1">| <text:s text:c="5"/>10 | Sanket <text:s text:c="4"/>| Pokar <text:s text:c="8"/>| <text:s text:c="6"/>1 | Assistant Professor <text:s/>| <text:s/>10011 | 2016-03-12 | madsanket@pict.edu <text:s text:c="4"/>| 9689211221 | Pune <text:s text:c="2"/>|</text:p>
      <text:p text:style-name="P1">+---------+------------+---------------+---------+----------------------+--------+------------+------------------------+------------+--------+</text:p>
      <text:p text:style-name="P1">10 rows in set (0.00 sec)</text:p>
      <text:p text:style-name="P1"></text:p>
      <text:p text:style-name="P1">MariaDB [te3160db]&gt; insert into Shift values(3, 2, "11:00-12:00");</text:p>
      <text:p text:style-name="P1">Query OK, 1 row affected (0.01 sec)</text:p>
      <text:p text:style-name="P1"></text:p>
      <text:p text:style-name="P1">MariaDB [te3160db]&gt; select * from Shift;</text:p>
      <text:p text:style-name="P1">+---------+-------+---------------+</text:p>
      <text:p text:style-name="P1">| prof_id | shift | working_hours |</text:p>
      <text:p text:style-name="P1">+---------+-------+---------------+</text:p>
      <text:p text:style-name="P1">| <text:s text:c="6"/>1 | <text:s text:c="4"/>2 | 13:00-14:00 <text:s text:c="2"/>|</text:p>
      <text:p text:style-name="P1">| <text:s text:c="6"/>2 | <text:s text:c="4"/>1 | 11:00-12:00 <text:s text:c="2"/>|</text:p>
      <text:p text:style-name="P1">| <text:s text:c="6"/>4 | <text:s text:c="4"/>2 | 11:00-12:00 <text:s text:c="2"/>|</text:p>
      <text:p text:style-name="P1">| <text:s text:c="6"/>3 | <text:s text:c="4"/>2 | 11:00-12:00 <text:s text:c="2"/>|</text:p>
      <text:p text:style-name="P1">+---------+-------+---------------+</text:p>
      <text:p text:style-name="P1">4 rows in set (0.00 sec)</text:p>
      <text:p text:style-name="P1"></text:p>
      <text:p text:style-name="P1">MariaDB [te3160db]&gt; select * from Shift order by prof_id;</text:p>
      <text:p text:style-name="P1">+---------+-------+---------------+</text:p>
      <text:p text:style-name="P1">| prof_id | shift | working_hours |</text:p>
      <text:p text:style-name="P1">+---------+-------+---------------+</text:p>
      <text:p text:style-name="P1">| <text:s text:c="6"/>1 | <text:s text:c="4"/>2 | 13:00-14:00 <text:s text:c="2"/>|</text:p>
      <text:p text:style-name="P1">| <text:s text:c="6"/>2 | <text:s text:c="4"/>1 | 11:00-12:00 <text:s text:c="2"/>|</text:p>
      <text:p text:style-name="P1">| <text:s text:c="6"/>3 | <text:s text:c="4"/>2 | 11:00-12:00 <text:s text:c="2"/>|</text:p>
      <text:p text:style-name="P1">| <text:s text:c="6"/>4 | <text:s text:c="4"/>2 | 11:00-12:00 <text:s text:c="2"/>|</text:p>
      <text:p text:style-name="P1">+---------+-------+---------------+</text:p>
      <text:p text:style-name="P1">4 rows in set (0.00 sec)</text:p>
      <text:p text:style-name="P1"></text:p>
      <text:p text:style-name="P1">MariaDB [te3160db]&gt; insert into Shift values(5, 1, "8:00-10:00");</text:p>
      <text:p text:style-name="P1">Query OK, 1 row affected (0.01 sec)</text:p>
      <text:p text:style-name="P1"></text:p>
      <text:p text:style-name="P1"><text:soft-page-break/>MariaDB [te3160db]&gt; insert into Shift values(6, 2, "8:00-10:00");</text:p>
      <text:p text:style-name="P1">Query OK, 1 row affected (0.03 sec)</text:p>
      <text:p text:style-name="P1"></text:p>
      <text:p text:style-name="P1">MariaDB [te3160db]&gt; insert into Shift values(6, 2, "1:00-12:00");</text:p>
      <text:p text:style-name="P1">Query OK, 1 row affected (0.02 sec)</text:p>
      <text:p text:style-name="P1"></text:p>
      <text:p text:style-name="P1">MariaDB [te3160db]&gt; insert into Shift values(6, 2, "11:00-12:00");</text:p>
      <text:p text:style-name="P1">Query OK, 1 row affected (0.03 sec)</text:p>
      <text:p text:style-name="P1"></text:p>
      <text:p text:style-name="P1">MariaDB [te3160db]&gt; select * from Shift order by prof_id;</text:p>
      <text:p text:style-name="P1">+---------+-------+---------------+</text:p>
      <text:p text:style-name="P1">| prof_id | shift | working_hours |</text:p>
      <text:p text:style-name="P1">+---------+-------+---------------+</text:p>
      <text:p text:style-name="P1">| <text:s text:c="6"/>1 | <text:s text:c="4"/>2 | 13:00-14:00 <text:s text:c="2"/>|</text:p>
      <text:p text:style-name="P1">| <text:s text:c="6"/>2 | <text:s text:c="4"/>1 | 11:00-12:00 <text:s text:c="2"/>|</text:p>
      <text:p text:style-name="P1">| <text:s text:c="6"/>3 | <text:s text:c="4"/>2 | 11:00-12:00 <text:s text:c="2"/>|</text:p>
      <text:p text:style-name="P1">| <text:s text:c="6"/>4 | <text:s text:c="4"/>2 | 11:00-12:00 <text:s text:c="2"/>|</text:p>
      <text:p text:style-name="P1">| <text:s text:c="6"/>5 | <text:s text:c="4"/>1 | 8:00-10:00 <text:s text:c="3"/>|</text:p>
      <text:p text:style-name="P1">| <text:s text:c="6"/>6 | <text:s text:c="4"/>2 | 8:00-10:00 <text:s text:c="3"/>|</text:p>
      <text:p text:style-name="P1">| <text:s text:c="6"/>6 | <text:s text:c="4"/>2 | 1:00-12:00 <text:s text:c="3"/>|</text:p>
      <text:p text:style-name="P1">| <text:s text:c="6"/>6 | <text:s text:c="4"/>2 | 11:00-12:00 <text:s text:c="2"/>|</text:p>
      <text:p text:style-name="P1">+---------+-------+---------------+</text:p>
      <text:p text:style-name="P1">8 rows in set (0.00 sec)</text:p>
      <text:p text:style-name="P1"></text:p>
      <text:p text:style-name="P1">MariaDB [te3160db]&gt; delete from Shift where prof_id = 6;</text:p>
      <text:p text:style-name="P1">Query OK, 3 rows affected (0.03 sec)</text:p>
      <text:p text:style-name="P1"></text:p>
      <text:p text:style-name="P1">MariaDB [te3160db]&gt; select * from Shift order by prof_id;</text:p>
      <text:p text:style-name="P1">+---------+-------+---------------+</text:p>
      <text:p text:style-name="P1">| prof_id | shift | working_hours |</text:p>
      <text:p text:style-name="P1">+---------+-------+---------------+</text:p>
      <text:p text:style-name="P1">| <text:s text:c="6"/>1 | <text:s text:c="4"/>2 | 13:00-14:00 <text:s text:c="2"/>|</text:p>
      <text:p text:style-name="P1">| <text:s text:c="6"/>2 | <text:s text:c="4"/>1 | 11:00-12:00 <text:s text:c="2"/>|</text:p>
      <text:p text:style-name="P1">| <text:s text:c="6"/>3 | <text:s text:c="4"/>2 | 11:00-12:00 <text:s text:c="2"/>|</text:p>
      <text:p text:style-name="P1">| <text:s text:c="6"/>4 | <text:s text:c="4"/>2 | 11:00-12:00 <text:s text:c="2"/>|</text:p>
      <text:p text:style-name="P1">| <text:s text:c="6"/>5 | <text:s text:c="4"/>1 | 8:00-10:00 <text:s text:c="3"/>|</text:p>
      <text:p text:style-name="P1">+---------+-------+---------------+</text:p>
      <text:p text:style-name="P1">5 rows in set (0.00 sec)</text:p>
      <text:p text:style-name="P1"></text:p>
      <text:p text:style-name="P1">MariaDB [te3160db]&gt; insert into Shift values(6, 1, "11:00-12:00");</text:p>
      <text:p text:style-name="P1">Query OK, 1 row affected (0.02 sec)</text:p>
      <text:p text:style-name="P1"></text:p>
      <text:p text:style-name="P1">MariaDB [te3160db]&gt; insert into Shift values(7, 2, "8:00-10:00");</text:p>
      <text:p text:style-name="P1">Query OK, 1 row affected (0.02 sec)</text:p>
      <text:p text:style-name="P1"></text:p>
      <text:p text:style-name="P1">MariaDB [te3160db]&gt; insert into Shift values(8, 2, "11:00-12:00");</text:p>
      <text:p text:style-name="P1">Query OK, 1 row affected (0.03 sec)</text:p>
      <text:p text:style-name="P1"></text:p>
      <text:p text:style-name="P1">MariaDB [te3160db]&gt; insert into Shift values(9, 1, "8:00-10:00");</text:p>
      <text:p text:style-name="P1">Query OK, 1 row affected (0.02 sec)</text:p>
      <text:p text:style-name="P1"></text:p>
      <text:p text:style-name="P1">MariaDB [te3160db]&gt; insert into Shift values(10, 2, "11:00-12:00");</text:p>
      <text:p text:style-name="P1">Query OK, 1 row affected (0.01 sec)</text:p>
      <text:p text:style-name="P1"></text:p>
      <text:p text:style-name="P1">MariaDB [te3160db]&gt; select * from Shift order by prof_id;</text:p>
      <text:p text:style-name="P1">+---------+-------+---------------+</text:p>
      <text:p text:style-name="P1"><text:soft-page-break/>| prof_id | shift | working_hours |</text:p>
      <text:p text:style-name="P1">+---------+-------+---------------+</text:p>
      <text:p text:style-name="P1">| <text:s text:c="6"/>1 | <text:s text:c="4"/>2 | 13:00-14:00 <text:s text:c="2"/>|</text:p>
      <text:p text:style-name="P1">| <text:s text:c="6"/>2 | <text:s text:c="4"/>1 | 11:00-12:00 <text:s text:c="2"/>|</text:p>
      <text:p text:style-name="P1">| <text:s text:c="6"/>3 | <text:s text:c="4"/>2 | 11:00-12:00 <text:s text:c="2"/>|</text:p>
      <text:p text:style-name="P1">| <text:s text:c="6"/>4 | <text:s text:c="4"/>2 | 11:00-12:00 <text:s text:c="2"/>|</text:p>
      <text:p text:style-name="P1">| <text:s text:c="6"/>5 | <text:s text:c="4"/>1 | 8:00-10:00 <text:s text:c="3"/>|</text:p>
      <text:p text:style-name="P1">| <text:s text:c="6"/>6 | <text:s text:c="4"/>1 | 11:00-12:00 <text:s text:c="2"/>|</text:p>
      <text:p text:style-name="P1">| <text:s text:c="6"/>7 | <text:s text:c="4"/>2 | 8:00-10:00 <text:s text:c="3"/>|</text:p>
      <text:p text:style-name="P1">| <text:s text:c="6"/>8 | <text:s text:c="4"/>2 | 11:00-12:00 <text:s text:c="2"/>|</text:p>
      <text:p text:style-name="P1">| <text:s text:c="6"/>9 | <text:s text:c="4"/>1 | 8:00-10:00 <text:s text:c="3"/>|</text:p>
      <text:p text:style-name="P1">| <text:s text:c="5"/>10 | <text:s text:c="4"/>2 | 11:00-12:00 <text:s text:c="2"/>|</text:p>
      <text:p text:style-name="P1">+---------+-------+---------------+</text:p>
      <text:p text:style-name="P1">10 rows in set (0.00 sec)</text:p>
      <text:p text:style-name="P1"></text:p>
      <text:p text:style-name="P1">MariaDB [te3160db]&gt; desc works;</text:p>
      <text:p text:style-name="P1">+----------+---------+------+-----+---------+-------+</text:p>
      <text:p text:style-name="P1">| Field <text:s text:c="3"/>| Type <text:s text:c="3"/>| Null | Key | Default | Extra |</text:p>
      <text:p text:style-name="P1">+----------+---------+------+-----+---------+-------+</text:p>
      <text:p text:style-name="P1">| prof_id <text:s/>| int(11) | YES <text:s/>| MUL | NULL <text:s text:c="3"/>| <text:s text:c="6"/>|</text:p>
      <text:p text:style-name="P1">| dept_id <text:s/>| int(11) | YES <text:s/>| MUL | NULL <text:s text:c="3"/>| <text:s text:c="6"/>|</text:p>
      <text:p text:style-name="P1">| duration | int(11) | YES <text:s/>| <text:s text:c="4"/>| NULL <text:s text:c="3"/>| <text:s text:c="6"/>|</text:p>
      <text:p text:style-name="P1">+----------+---------+------+-----+---------+-------+</text:p>
      <text:p text:style-name="P1">3 rows in set (0.00 sec)</text:p>
      <text:p text:style-name="P1"></text:p>
      <text:p text:style-name="P1">MariaDB [te3160db]&gt; select version;</text:p>
      <text:p text:style-name="P1">ERROR 1054 (42S22): Unknown column 'version' in 'field list'</text:p>
      <text:p text:style-name="P1">MariaDB [te3160db]&gt; Ctrl-C -- exit!</text:p>
      <text:p text:style-name="P1">Aborted</text:p>
      <text:p text:style-name="P1">[pict@localhost ~]$ mysql --version</text:p>
      <text:p text:style-name="P1">mysql <text:s/>Ver 15.1 Distrib 5.5.43-MariaDB, for Linux (x86_64) using readline 5.1</text:p>
      <text:p text:style-name="P1">[pict@localhost ~]$ mysql -h 10.10.15.202 -u te3160 -p</text:p>
      <text:p text:style-name="P1">Enter password: </text:p>
      <text:p text:style-name="P1">Welcome to the MariaDB monitor. <text:s/>Commands end with ; or \g.</text:p>
      <text:p text:style-name="P1">Your MariaDB connection id is 40</text:p>
      <text:p text:style-name="P1">Server version: 5.5.43-MariaDB MariaDB Server</text:p>
      <text:p text:style-name="P1"></text:p>
      <text:p text:style-name="P1">Copyright (c) 2000, 2015, Oracle, MariaDB Corporation Ab and others.</text:p>
      <text:p text:style-name="P1"></text:p>
      <text:p text:style-name="P1">Type 'help;' or '\h' for help. Type '\c' to clear the current input statement.</text:p>
      <text:p text:style-name="P1"></text:p>
      <text:p text:style-name="P1">MariaDB [(none)]&gt; use te3160db;</text:p>
      <text:p text:style-name="P1">Reading table information for completion of table and column names</text:p>
      <text:p text:style-name="P1">You can turn off this feature to get a quicker startup with -A</text:p>
      <text:p text:style-name="P1"></text:p>
      <text:p text:style-name="P1">Database changed</text:p>
      <text:p text:style-name="P1">MariaDB [te3160db]&gt; select * from Shift order by prof_id;</text:p>
      <text:p text:style-name="P1">+---------+-------+---------------+</text:p>
      <text:p text:style-name="P1">| prof_id | shift | working_hours |</text:p>
      <text:p text:style-name="P1">+---------+-------+---------------+</text:p>
      <text:p text:style-name="P1">| <text:s text:c="6"/>1 | <text:s text:c="4"/>2 | 13:00-14:00 <text:s text:c="2"/>|</text:p>
      <text:p text:style-name="P1">| <text:s text:c="6"/>2 | <text:s text:c="4"/>1 | 11:00-12:00 <text:s text:c="2"/>|</text:p>
      <text:p text:style-name="P1">| <text:s text:c="6"/>3 | <text:s text:c="4"/>2 | 11:00-12:00 <text:s text:c="2"/>|</text:p>
      <text:p text:style-name="P1">| <text:s text:c="6"/>4 | <text:s text:c="4"/>2 | 11:00-12:00 <text:s text:c="2"/>|</text:p>
      <text:p text:style-name="P1">| <text:s text:c="6"/>5 | <text:s text:c="4"/>1 | 8:00-10:00 <text:s text:c="3"/>|</text:p>
      <text:p text:style-name="P1">| <text:s text:c="6"/>6 | <text:s text:c="4"/>1 | 11:00-12:00 <text:s text:c="2"/>|</text:p>
      <text:p text:style-name="P1"><text:soft-page-break/>| <text:s text:c="6"/>7 | <text:s text:c="4"/>2 | 8:00-10:00 <text:s text:c="3"/>|</text:p>
      <text:p text:style-name="P1">| <text:s text:c="6"/>8 | <text:s text:c="4"/>2 | 11:00-12:00 <text:s text:c="2"/>|</text:p>
      <text:p text:style-name="P1">| <text:s text:c="6"/>9 | <text:s text:c="4"/>1 | 8:00-10:00 <text:s text:c="3"/>|</text:p>
      <text:p text:style-name="P1">| <text:s text:c="5"/>10 | <text:s text:c="4"/>2 | 11:00-12:00 <text:s text:c="2"/>|</text:p>
      <text:p text:style-name="P1">+---------+-------+---------------+</text:p>
      <text:p text:style-name="P1">10 rows in set (0.00 sec)</text:p>
      <text:p text:style-name="P1"></text:p>
      <text:p text:style-name="P1">MariaDB [te3160db]&gt; desc works;</text:p>
      <text:p text:style-name="P1">+----------+---------+------+-----+---------+-------+</text:p>
      <text:p text:style-name="P1">| Field <text:s text:c="3"/>| Type <text:s text:c="3"/>| Null | Key | Default | Extra |</text:p>
      <text:p text:style-name="P1">+----------+---------+------+-----+---------+-------+</text:p>
      <text:p text:style-name="P1">| prof_id <text:s/>| int(11) | YES <text:s/>| MUL | NULL <text:s text:c="3"/>| <text:s text:c="6"/>|</text:p>
      <text:p text:style-name="P1">| dept_id <text:s/>| int(11) | YES <text:s/>| MUL | NULL <text:s text:c="3"/>| <text:s text:c="6"/>|</text:p>
      <text:p text:style-name="P1">| duration | int(11) | YES <text:s/>| <text:s text:c="4"/>| NULL <text:s text:c="3"/>| <text:s text:c="6"/>|</text:p>
      <text:p text:style-name="P1">+----------+---------+------+-----+---------+-------+</text:p>
      <text:p text:style-name="P1">3 rows in set (0.00 sec)</text:p>
      <text:p text:style-name="P1"></text:p>
      <text:p text:style-name="P1">MariaDB [te3160db]&gt; insert into works values(1, 1, 2);</text:p>
      <text:p text:style-name="P1">Query OK, 1 row affected (0.01 sec)</text:p>
      <text:p text:style-name="P1"></text:p>
      <text:p text:style-name="P1">MariaDB [te3160db]&gt; delete from works where prof_id = 1;</text:p>
      <text:p text:style-name="P1">Query OK, 1 row affected (0.03 sec)</text:p>
      <text:p text:style-name="P1"></text:p>
      <text:p text:style-name="P1">MariaDB [te3160db]&gt; insert into works values(1, 1, 1);</text:p>
      <text:p text:style-name="P1">Query OK, 1 row affected (0.02 sec)</text:p>
      <text:p text:style-name="P1"></text:p>
      <text:p text:style-name="P1">MariaDB [te3160db]&gt; insert into works values(2, 1, 1);</text:p>
      <text:p text:style-name="P1">Query OK, 1 row affected (0.02 sec)</text:p>
      <text:p text:style-name="P1"></text:p>
      <text:p text:style-name="P1">MariaDB [te3160db]&gt; insert into works values(3, 1, 1);</text:p>
      <text:p text:style-name="P1">Query OK, 1 row affected (0.02 sec)</text:p>
      <text:p text:style-name="P1"></text:p>
      <text:p text:style-name="P1">MariaDB [te3160db]&gt; select * from works;</text:p>
      <text:p text:style-name="P1">+---------+---------+----------+</text:p>
      <text:p text:style-name="P1">| prof_id | dept_id | duration |</text:p>
      <text:p text:style-name="P1">+---------+---------+----------+</text:p>
      <text:p text:style-name="P1">| <text:s text:c="6"/>1 | <text:s text:c="6"/>1 | <text:s text:c="7"/>1 |</text:p>
      <text:p text:style-name="P1">| <text:s text:c="6"/>2 | <text:s text:c="6"/>1 | <text:s text:c="7"/>1 |</text:p>
      <text:p text:style-name="P1">| <text:s text:c="6"/>3 | <text:s text:c="6"/>1 | <text:s text:c="7"/>1 |</text:p>
      <text:p text:style-name="P1">+---------+---------+----------+</text:p>
      <text:p text:style-name="P1">3 rows in set (0.00 sec)</text:p>
      <text:p text:style-name="P1"></text:p>
      <text:p text:style-name="P1">MariaDB [te3160db]&gt; select * from Professors;</text:p>
      <text:p text:style-name="P1">+---------+------------+---------------+---------+----------------------+--------+------------+------------------------+------------+--------+</text:p>
      <text:p text:style-name="P1">| prof_id | prof_fname | prof_lname <text:s text:c="3"/>| dept_id | designation <text:s text:c="9"/>| salary | doj <text:s text:c="7"/>| email <text:s text:c="17"/>| phone <text:s text:c="5"/>| city <text:s text:c="2"/>|</text:p>
      <text:p text:style-name="P1">+---------+------------+---------------+---------+----------------------+--------+------------+------------------------+------------+--------+</text:p>
      <text:p text:style-name="P1">| <text:s text:c="6"/>1 | Anurag <text:s text:c="4"/>| Andhare <text:s text:c="6"/>| <text:s text:c="6"/>1 | Assistant Professor <text:s/>| <text:s/>30000 | 2015-01-01 | anurag@pict.edu <text:s text:c="7"/>| 8957265358 | Pune <text:s text:c="2"/>|</text:p>
      <text:p text:style-name="P1">| <text:s text:c="6"/>2 | Akash <text:s text:c="5"/>| Patil <text:s text:c="8"/>| <text:s text:c="6"/>1 | Assistant Professor <text:s/>| <text:s/>60000 | 2015-01-30 | patilakash@pict.edu <text:s text:c="3"/>| 8957242358 | Pune <text:s text:c="2"/>|</text:p>
      <text:p text:style-name="P1">| <text:s text:c="6"/>3 | Daksh <text:s text:c="5"/>| Pokar <text:s text:c="8"/>| <text:s text:c="6"/>2 | Assistant Professors | <text:s/>30000 | 2016-01-01 | dakshpokar@pict.edu <text:s text:c="3"/>| 9689927235 | Bhuj <text:s text:c="2"/>|</text:p>
      <text:p text:style-name="P1">| <text:s text:c="6"/>4 | Pratik <text:s text:c="4"/>| Patil <text:s text:c="8"/>| <text:s text:c="6"/>1 | Assistant Professor <text:s/>| <text:s/>50000 | 2015-07-21 | pratikpatil@pict.edu <text:s text:c="2"/>| 8957243333 | Pune <text:s text:c="2"/>|</text:p>
      <text:p text:style-name="P1"><text:soft-page-break/>| <text:s text:c="6"/>5 | Saurabh <text:s text:c="3"/>| Bora <text:s text:c="9"/>| <text:s text:c="6"/>2 | Assistant Professor <text:s/>| <text:s/>10000 | 2015-07-12 | pratikpatil@pict.edu <text:s text:c="2"/>| 8957222233 | Pune <text:s text:c="2"/>|</text:p>
      <text:p text:style-name="P1">| <text:s text:c="6"/>6 | Aditya <text:s text:c="4"/>| Mahadalkar <text:s text:c="3"/>| <text:s text:c="6"/>3 | Assistant Professor <text:s/>| <text:s/>40000 | 2016-06-22 | adityam@pict.edu <text:s text:c="6"/>| 9996121233 | Pune <text:s text:c="2"/>|</text:p>
      <text:p text:style-name="P1">| <text:s text:c="6"/>7 | Mandar <text:s text:c="4"/>| Pande <text:s text:c="8"/>| <text:s text:c="6"/>3 | Assistant Professor <text:s/>| <text:s/>40000 | 2016-07-31 | mandarpande@pict.edu <text:s text:c="2"/>| 3336121233 | Pune <text:s text:c="2"/>|</text:p>
      <text:p text:style-name="P1">| <text:s text:c="6"/>8 | Atharva <text:s text:c="3"/>| Dharmadhikari | <text:s text:c="6"/>2 | Assistant Professor <text:s/>| <text:s text:c="3"/>100 | 2016-07-12 | dharmya@pict.edu <text:s text:c="6"/>| 9689921233 | Mumbai |</text:p>
      <text:p text:style-name="P1">| <text:s text:c="6"/>9 | Aniket <text:s text:c="4"/>| Gokhale <text:s text:c="6"/>| <text:s text:c="6"/>2 | Assistant Professor <text:s/>| <text:s text:c="3"/>100 | 2016-09-12 | aniketgokhale@pict.edu | 9689927235 | Mumbai |</text:p>
      <text:p text:style-name="P1">| <text:s text:c="5"/>10 | Sanket <text:s text:c="4"/>| Pokar <text:s text:c="8"/>| <text:s text:c="6"/>1 | Assistant Professor <text:s/>| <text:s/>10011 | 2016-03-12 | madsanket@pict.edu <text:s text:c="4"/>| 9689211221 | Pune <text:s text:c="2"/>|</text:p>
      <text:p text:style-name="P1">+---------+------------+---------------+---------+----------------------+--------+------------+------------------------+------------+--------+</text:p>
      <text:p text:style-name="P1">10 rows in set (0.00 sec)</text:p>
      <text:p text:style-name="P1"></text:p>
      <text:p text:style-name="P1">MariaDB [te3160db]&gt; select version;</text:p>
      <text:p text:style-name="P1">ERROR 1054 (42S22): Unknown column 'version' in 'field list'</text:p>
      <text:p text:style-name="P1">MariaDB [te3160db]&gt; select (version);</text:p>
      <text:p text:style-name="P1">ERROR 1054 (42S22): Unknown column 'version' in 'field list'</text:p>
      <text:p text:style-name="P1">MariaDB [te3160db]&gt; select "version";</text:p>
      <text:p text:style-name="P1">+---------+</text:p>
      <text:p text:style-name="P1">| version |</text:p>
      <text:p text:style-name="P1">+---------+</text:p>
      <text:p text:style-name="P1">| version |</text:p>
      <text:p text:style-name="P1">+---------+</text:p>
      <text:p text:style-name="P1">1 row in set (0.00 sec)</text:p>
      <text:p text:style-name="P1"></text:p>
      <text:p text:style-name="P1">MariaDB [te3160db]&gt; select * from version;</text:p>
      <text:p text:style-name="P1">ERROR 1146 (42S02): Table 'te3160db.version' doesn't exist</text:p>
      <text:p text:style-name="P1">MariaDB [te3160db]&gt; select version;</text:p>
      <text:p text:style-name="P1">ERROR 1054 (42S22): Unknown column 'version' in 'field list'</text:p>
      <text:p text:style-name="P1">MariaDB [te3160db]&gt; select version();</text:p>
      <text:p text:style-name="P1">+----------------+</text:p>
      <text:p text:style-name="P1">| version() <text:s text:c="5"/>|</text:p>
      <text:p text:style-name="P1">+----------------+</text:p>
      <text:p text:style-name="P1">| 5.5.43-MariaDB |</text:p>
      <text:p text:style-name="P1">+----------------+</text:p>
      <text:p text:style-name="P1">1 row in set (0.00 sec)</text:p>
      <text:p text:style-name="P1"></text:p>
      <text:p text:style-name="P1">MariaDB [te3160db]&gt; select * from Professors;</text:p>
      <text:p text:style-name="P1">+---------+------------+---------------+---------+----------------------+--------+------------+------------------------+------------+--------+</text:p>
      <text:p text:style-name="P1">| prof_id | prof_fname | prof_lname <text:s text:c="3"/>| dept_id | designation <text:s text:c="9"/>| salary | doj <text:s text:c="7"/>| email <text:s text:c="17"/>| phone <text:s text:c="5"/>| city <text:s text:c="2"/>|</text:p>
      <text:p text:style-name="P1">+---------+------------+---------------+---------+----------------------+--------+------------+------------------------+------------+--------+</text:p>
      <text:p text:style-name="P1">| <text:s text:c="6"/>1 | Anurag <text:s text:c="4"/>| Andhare <text:s text:c="6"/>| <text:s text:c="6"/>1 | Assistant Professor <text:s/>| <text:s/>30000 | 2015-01-01 | anurag@pict.edu <text:s text:c="7"/>| 8957265358 | Pune <text:s text:c="2"/>|</text:p>
      <text:p text:style-name="P1">| <text:s text:c="6"/>2 | Akash <text:s text:c="5"/>| Patil <text:s text:c="8"/>| <text:s text:c="6"/>1 | Assistant Professor <text:s/>| <text:s/>60000 | 2015-01-30 | patilakash@pict.edu <text:s text:c="3"/>| 8957242358 | Pune <text:s text:c="2"/>|</text:p>
      <text:p text:style-name="P1">| <text:s text:c="6"/>3 | Daksh <text:s text:c="5"/>| Pokar <text:s text:c="8"/>| <text:s text:c="6"/>2 | Assistant Professors | <text:s/>30000 | 2016-01-01 | dakshpokar@pict.edu <text:s text:c="3"/>| 9689927235 | Bhuj <text:s text:c="2"/>|</text:p>
      <text:p text:style-name="P1">| <text:s text:c="6"/>4 | Pratik <text:s text:c="4"/>| Patil <text:s text:c="8"/>| <text:s text:c="6"/>1 | Assistant Professor <text:s/>| <text:s/>50000 | 2015-07-21 | pratikpatil@pict.edu <text:s text:c="2"/>| 8957243333 | Pune <text:s text:c="2"/>|</text:p>
      <text:p text:style-name="P1">| <text:s text:c="6"/>5 | Saurabh <text:s text:c="3"/>| Bora <text:s text:c="9"/>| <text:s text:c="6"/>2 | Assistant Professor <text:s/>| <text:s/>10000 | 2015-07-12 | pratikpatil@pict.edu <text:s text:c="2"/>| 8957222233 | Pune <text:s text:c="2"/>|</text:p>
      <text:p text:style-name="P1"><text:soft-page-break/>| <text:s text:c="6"/>6 | Aditya <text:s text:c="4"/>| Mahadalkar <text:s text:c="3"/>| <text:s text:c="6"/>3 | Assistant Professor <text:s/>| <text:s/>40000 | 2016-06-22 | adityam@pict.edu <text:s text:c="6"/>| 9996121233 | Pune <text:s text:c="2"/>|</text:p>
      <text:p text:style-name="P1">| <text:s text:c="6"/>7 | Mandar <text:s text:c="4"/>| Pande <text:s text:c="8"/>| <text:s text:c="6"/>3 | Assistant Professor <text:s/>| <text:s/>40000 | 2016-07-31 | mandarpande@pict.edu <text:s text:c="2"/>| 3336121233 | Pune <text:s text:c="2"/>|</text:p>
      <text:p text:style-name="P1">| <text:s text:c="6"/>8 | Atharva <text:s text:c="3"/>| Dharmadhikari | <text:s text:c="6"/>2 | Assistant Professor <text:s/>| <text:s text:c="3"/>100 | 2016-07-12 | dharmya@pict.edu <text:s text:c="6"/>| 9689921233 | Mumbai |</text:p>
      <text:p text:style-name="P1">| <text:s text:c="6"/>9 | Aniket <text:s text:c="4"/>| Gokhale <text:s text:c="6"/>| <text:s text:c="6"/>2 | Assistant Professor <text:s/>| <text:s text:c="3"/>100 | 2016-09-12 | aniketgokhale@pict.edu | 9689927235 | Mumbai |</text:p>
      <text:p text:style-name="P1">| <text:s text:c="5"/>10 | Sanket <text:s text:c="4"/>| Pokar <text:s text:c="8"/>| <text:s text:c="6"/>1 | Assistant Professor <text:s/>| <text:s/>10011 | 2016-03-12 | madsanket@pict.edu <text:s text:c="4"/>| 9689211221 | Pune <text:s text:c="2"/>|</text:p>
      <text:p text:style-name="P1">+---------+------------+---------------+---------+----------------------+--------+------------+------------------------+------------+--------+</text:p>
      <text:p text:style-name="P1">10 rows in set (0.00 sec)</text:p>
      <text:p text:style-name="P1"></text:p>
      <text:p text:style-name="P1">MariaDB [te3160db]&gt; select * from works;</text:p>
      <text:p text:style-name="P1">+---------+---------+----------+</text:p>
      <text:p text:style-name="P1">| prof_id | dept_id | duration |</text:p>
      <text:p text:style-name="P1">+---------+---------+----------+</text:p>
      <text:p text:style-name="P1">| <text:s text:c="6"/>1 | <text:s text:c="6"/>1 | <text:s text:c="7"/>1 |</text:p>
      <text:p text:style-name="P1">| <text:s text:c="6"/>2 | <text:s text:c="6"/>1 | <text:s text:c="7"/>1 |</text:p>
      <text:p text:style-name="P1">| <text:s text:c="6"/>3 | <text:s text:c="6"/>1 | <text:s text:c="7"/>1 |</text:p>
      <text:p text:style-name="P1">+---------+---------+----------+</text:p>
      <text:p text:style-name="P1">3 rows in set (0.01 sec)</text:p>
      <text:p text:style-name="P1"></text:p>
      <text:p text:style-name="P1">MariaDB [te3160db]&gt; update from works set dept_id = 2 where prof_id = 3;</text:p>
      <text:p text:style-name="P1">ERROR 1064 (42000): You have an error in your SQL syntax; check the manual that corresponds to your MariaDB server version for the right syntax to use near 'from works set dept_id = 2 where prof_id = 3' at line 1</text:p>
      <text:p text:style-name="P1">MariaDB [te3160db]&gt; update works set dept_id = 2 where prof_id = 3;</text:p>
      <text:p text:style-name="P1">Query OK, 1 row affected (0.02 sec)</text:p>
      <text:p text:style-name="P1">Rows matched: 1 <text:s/>Changed: 1 <text:s/>Warnings: 0</text:p>
      <text:p text:style-name="P1"></text:p>
      <text:p text:style-name="P1">MariaDB [te3160db]&gt; select * from works;</text:p>
      <text:p text:style-name="P1">+---------+---------+----------+</text:p>
      <text:p text:style-name="P1">| prof_id | dept_id | duration |</text:p>
      <text:p text:style-name="P1">+---------+---------+----------+</text:p>
      <text:p text:style-name="P1">| <text:s text:c="6"/>1 | <text:s text:c="6"/>1 | <text:s text:c="7"/>1 |</text:p>
      <text:p text:style-name="P1">| <text:s text:c="6"/>2 | <text:s text:c="6"/>1 | <text:s text:c="7"/>1 |</text:p>
      <text:p text:style-name="P1">| <text:s text:c="6"/>3 | <text:s text:c="6"/>2 | <text:s text:c="7"/>1 |</text:p>
      <text:p text:style-name="P1">+---------+---------+----------+</text:p>
      <text:p text:style-name="P1">3 rows in set (0.00 sec)</text:p>
      <text:p text:style-name="P1"></text:p>
      <text:p text:style-name="P1">MariaDB [te3160db]&gt; insert into works values(4, 1, 1);</text:p>
      <text:p text:style-name="P1">Query OK, 1 row affected (0.03 sec)</text:p>
      <text:p text:style-name="P1"></text:p>
      <text:p text:style-name="P1">MariaDB [te3160db]&gt; insert into works values(5, 2, 1);</text:p>
      <text:p text:style-name="P1">Query OK, 1 row affected (0.01 sec)</text:p>
      <text:p text:style-name="P1"></text:p>
      <text:p text:style-name="P1">MariaDB [te3160db]&gt; insert into works values(6, 3, 1);</text:p>
      <text:p text:style-name="P1">Query OK, 1 row affected (0.02 sec)</text:p>
      <text:p text:style-name="P1"></text:p>
      <text:p text:style-name="P1">MariaDB [te3160db]&gt; insert into works values(7, 3, 1);</text:p>
      <text:p text:style-name="P1">Query OK, 1 row affected (0.02 sec)</text:p>
      <text:p text:style-name="P1"></text:p>
      <text:p text:style-name="P1">MariaDB [te3160db]&gt; insert into works values(8, 2, 1);</text:p>
      <text:p text:style-name="P1">Query OK, 1 row affected (0.00 sec)</text:p>
      <text:p text:style-name="P1"></text:p>
      <text:p text:style-name="P1"><text:soft-page-break/>MariaDB [te3160db]&gt; insert into works values(9, 2, 1);</text:p>
      <text:p text:style-name="P1">Query OK, 1 row affected (0.01 sec)</text:p>
      <text:p text:style-name="P1"></text:p>
      <text:p text:style-name="P1">MariaDB [te3160db]&gt; insert into works values(10, 1, 1);</text:p>
      <text:p text:style-name="P1">Query OK, 1 row affected (0.00 sec)</text:p>
      <text:p text:style-name="P1"></text:p>
      <text:p text:style-name="P1">MariaDB [te3160db]&gt; select * from works;</text:p>
      <text:p text:style-name="P1">+---------+---------+----------+</text:p>
      <text:p text:style-name="P1">| prof_id | dept_id | duration |</text:p>
      <text:p text:style-name="P1">+---------+---------+----------+</text:p>
      <text:p text:style-name="P1">| <text:s text:c="6"/>1 | <text:s text:c="6"/>1 | <text:s text:c="7"/>1 |</text:p>
      <text:p text:style-name="P1">| <text:s text:c="6"/>2 | <text:s text:c="6"/>1 | <text:s text:c="7"/>1 |</text:p>
      <text:p text:style-name="P1">| <text:s text:c="6"/>3 | <text:s text:c="6"/>2 | <text:s text:c="7"/>1 |</text:p>
      <text:p text:style-name="P1">| <text:s text:c="6"/>4 | <text:s text:c="6"/>1 | <text:s text:c="7"/>1 |</text:p>
      <text:p text:style-name="P1">| <text:s text:c="6"/>5 | <text:s text:c="6"/>2 | <text:s text:c="7"/>1 |</text:p>
      <text:p text:style-name="P1">| <text:s text:c="6"/>6 | <text:s text:c="6"/>3 | <text:s text:c="7"/>1 |</text:p>
      <text:p text:style-name="P1">| <text:s text:c="6"/>7 | <text:s text:c="6"/>3 | <text:s text:c="7"/>1 |</text:p>
      <text:p text:style-name="P1">| <text:s text:c="6"/>8 | <text:s text:c="6"/>2 | <text:s text:c="7"/>1 |</text:p>
      <text:p text:style-name="P1">| <text:s text:c="6"/>9 | <text:s text:c="6"/>2 | <text:s text:c="7"/>1 |</text:p>
      <text:p text:style-name="P1">| <text:s text:c="5"/>10 | <text:s text:c="6"/>1 | <text:s text:c="7"/>1 |</text:p>
      <text:p text:style-name="P1">+---------+---------+----------+</text:p>
      <text:p text:style-name="P1">10 rows in set (0.00 sec)</text:p>
      <text:p text:style-name="P1"></text:p>
      <text:p text:style-name="P1">MariaDB [te3160db]&gt; select * from works;</text:p>
      <text:p text:style-name="P1">+---------+---------+----------+</text:p>
      <text:p text:style-name="P1">| prof_id | dept_id | duration |</text:p>
      <text:p text:style-name="P1">+---------+---------+----------+</text:p>
      <text:p text:style-name="P1">| <text:s text:c="6"/>1 | <text:s text:c="6"/>1 | <text:s text:c="7"/>1 |</text:p>
      <text:p text:style-name="P1">| <text:s text:c="6"/>2 | <text:s text:c="6"/>1 | <text:s text:c="7"/>1 |</text:p>
      <text:p text:style-name="P1">| <text:s text:c="6"/>3 | <text:s text:c="6"/>2 | <text:s text:c="7"/>1 |</text:p>
      <text:p text:style-name="P1">| <text:s text:c="6"/>4 | <text:s text:c="6"/>1 | <text:s text:c="7"/>1 |</text:p>
      <text:p text:style-name="P1">| <text:s text:c="6"/>5 | <text:s text:c="6"/>2 | <text:s text:c="7"/>1 |</text:p>
      <text:p text:style-name="P1">| <text:s text:c="6"/>6 | <text:s text:c="6"/>3 | <text:s text:c="7"/>1 |</text:p>
      <text:p text:style-name="P1">| <text:s text:c="6"/>7 | <text:s text:c="6"/>3 | <text:s text:c="7"/>1 |</text:p>
      <text:p text:style-name="P1">| <text:s text:c="6"/>8 | <text:s text:c="6"/>2 | <text:s text:c="7"/>1 |</text:p>
      <text:p text:style-name="P1">| <text:s text:c="6"/>9 | <text:s text:c="6"/>2 | <text:s text:c="7"/>1 |</text:p>
      <text:p text:style-name="P1">| <text:s text:c="5"/>10 | <text:s text:c="6"/>1 | <text:s text:c="7"/>1 |</text:p>
      <text:p text:style-name="P1">+---------+---------+----------+</text:p>
      <text:p text:style-name="P1">10 rows in set (0.00 sec)</text:p>
      <text:p text:style-name="P1"></text:p>
      <text:p text:style-name="P1">MariaDB [te3160db]&gt; select * from Professors;</text:p>
      <text:p text:style-name="P1">+---------+------------+---------------+---------+----------------------+--------+------------+------------------------+------------+--------+</text:p>
      <text:p text:style-name="P1">| prof_id | prof_fname | prof_lname <text:s text:c="3"/>| dept_id | designation <text:s text:c="9"/>| salary | doj <text:s text:c="7"/>| email <text:s text:c="17"/>| phone <text:s text:c="5"/>| city <text:s text:c="2"/>|</text:p>
      <text:p text:style-name="P1">+---------+------------+---------------+---------+----------------------+--------+------------+------------------------+------------+--------+</text:p>
      <text:p text:style-name="P1">| <text:s text:c="6"/>1 | Anurag <text:s text:c="4"/>| Andhare <text:s text:c="6"/>| <text:s text:c="6"/>1 | Assistant Professor <text:s/>| <text:s/>30000 | 2015-01-01 | anurag@pict.edu <text:s text:c="7"/>| 8957265358 | Pune <text:s text:c="2"/>|</text:p>
      <text:p text:style-name="P1">| <text:s text:c="6"/>2 | Akash <text:s text:c="5"/>| Patil <text:s text:c="8"/>| <text:s text:c="6"/>1 | Assistant Professor <text:s/>| <text:s/>60000 | 2015-01-30 | patilakash@pict.edu <text:s text:c="3"/>| 8957242358 | Pune <text:s text:c="2"/>|</text:p>
      <text:p text:style-name="P1">| <text:s text:c="6"/>3 | Daksh <text:s text:c="5"/>| Pokar <text:s text:c="8"/>| <text:s text:c="6"/>2 | Assistant Professors | <text:s/>30000 | 2016-01-01 | dakshpokar@pict.edu <text:s text:c="3"/>| 9689927235 | Bhuj <text:s text:c="2"/>|</text:p>
      <text:p text:style-name="P1">| <text:s text:c="6"/>4 | Pratik <text:s text:c="4"/>| Patil <text:s text:c="8"/>| <text:s text:c="6"/>1 | Assistant Professor <text:s/>| <text:s/>50000 | 2015-07-21 | pratikpatil@pict.edu <text:s text:c="2"/>| 8957243333 | Pune <text:s text:c="2"/>|</text:p>
      <text:p text:style-name="P1">| <text:s text:c="6"/>5 | Saurabh <text:s text:c="3"/>| Bora <text:s text:c="9"/>| <text:s text:c="6"/>2 | Assistant Professor <text:s/>| <text:s/>10000 | 2015-07-12 | pratikpatil@pict.edu <text:s text:c="2"/>| 8957222233 | Pune <text:s text:c="2"/>|</text:p>
      <text:p text:style-name="P1"><text:soft-page-break/>| <text:s text:c="6"/>6 | Aditya <text:s text:c="4"/>| Mahadalkar <text:s text:c="3"/>| <text:s text:c="6"/>3 | Assistant Professor <text:s/>| <text:s/>40000 | 2016-06-22 | adityam@pict.edu <text:s text:c="6"/>| 9996121233 | Pune <text:s text:c="2"/>|</text:p>
      <text:p text:style-name="P1">| <text:s text:c="6"/>7 | Mandar <text:s text:c="4"/>| Pande <text:s text:c="8"/>| <text:s text:c="6"/>3 | Assistant Professor <text:s/>| <text:s/>40000 | 2016-07-31 | mandarpande@pict.edu <text:s text:c="2"/>| 3336121233 | Pune <text:s text:c="2"/>|</text:p>
      <text:p text:style-name="P1">| <text:s text:c="6"/>8 | Atharva <text:s text:c="3"/>| Dharmadhikari | <text:s text:c="6"/>2 | Assistant Professor <text:s/>| <text:s text:c="3"/>100 | 2016-07-12 | dharmya@pict.edu <text:s text:c="6"/>| 9689921233 | Mumbai |</text:p>
      <text:p text:style-name="P1">| <text:s text:c="6"/>9 | Aniket <text:s text:c="4"/>| Gokhale <text:s text:c="6"/>| <text:s text:c="6"/>2 | Assistant Professor <text:s/>| <text:s text:c="3"/>100 | 2016-09-12 | aniketgokhale@pict.edu | 9689927235 | Mumbai |</text:p>
      <text:p text:style-name="P1">| <text:s text:c="5"/>10 | Sanket <text:s text:c="4"/>| Pokar <text:s text:c="8"/>| <text:s text:c="6"/>1 | Assistant Professor <text:s/>| <text:s/>10011 | 2016-03-12 | madsanket@pict.edu <text:s text:c="4"/>| 9689211221 | Pune <text:s text:c="2"/>|</text:p>
      <text:p text:style-name="P1">+---------+------------+---------------+---------+----------------------+--------+------------+------------------------+------------+--------+</text:p>
      <text:p text:style-name="P1">10 rows in set (0.00 sec)</text:p>
      <text:p text:style-name="P1"></text:p>
      <text:p text:style-name="P1">MariaDB [te3160db]&gt; select * from Departments;</text:p>
      <text:p text:style-name="P1">+---------+-----------+</text:p>
      <text:p text:style-name="P1">| dept_id | dept_name |</text:p>
      <text:p text:style-name="P1">+---------+-----------+</text:p>
      <text:p text:style-name="P1">| <text:s text:c="6"/>1 | Computer <text:s/>|</text:p>
      <text:p text:style-name="P1">| <text:s text:c="6"/>2 | IT <text:s text:c="7"/>|</text:p>
      <text:p text:style-name="P1">| <text:s text:c="6"/>3 | E&amp;TC <text:s text:c="5"/>|</text:p>
      <text:p text:style-name="P1">+---------+-----------+</text:p>
      <text:p text:style-name="P1">3 rows in set (0.01 sec)</text:p>
      <text:p text:style-name="P1"></text:p>
      <text:p text:style-name="P1">MariaDB [te3160db]&gt; select * from Shifts;</text:p>
      <text:p text:style-name="P1">ERROR 1146 (42S02): Table 'te3160db.Shifts' doesn't exist</text:p>
      <text:p text:style-name="P1">MariaDB [te3160db]&gt; select * from Shift;</text:p>
      <text:p text:style-name="P1">+---------+-------+---------------+</text:p>
      <text:p text:style-name="P1">| prof_id | shift | working_hours |</text:p>
      <text:p text:style-name="P1">+---------+-------+---------------+</text:p>
      <text:p text:style-name="P1">| <text:s text:c="6"/>1 | <text:s text:c="4"/>2 | 13:00-14:00 <text:s text:c="2"/>|</text:p>
      <text:p text:style-name="P1">| <text:s text:c="6"/>2 | <text:s text:c="4"/>1 | 11:00-12:00 <text:s text:c="2"/>|</text:p>
      <text:p text:style-name="P1">| <text:s text:c="6"/>4 | <text:s text:c="4"/>2 | 11:00-12:00 <text:s text:c="2"/>|</text:p>
      <text:p text:style-name="P1">| <text:s text:c="6"/>3 | <text:s text:c="4"/>2 | 11:00-12:00 <text:s text:c="2"/>|</text:p>
      <text:p text:style-name="P1">| <text:s text:c="6"/>5 | <text:s text:c="4"/>1 | 8:00-10:00 <text:s text:c="3"/>|</text:p>
      <text:p text:style-name="P1">| <text:s text:c="6"/>6 | <text:s text:c="4"/>1 | 11:00-12:00 <text:s text:c="2"/>|</text:p>
      <text:p text:style-name="P1">| <text:s text:c="6"/>7 | <text:s text:c="4"/>2 | 8:00-10:00 <text:s text:c="3"/>|</text:p>
      <text:p text:style-name="P1">| <text:s text:c="6"/>8 | <text:s text:c="4"/>2 | 11:00-12:00 <text:s text:c="2"/>|</text:p>
      <text:p text:style-name="P1">| <text:s text:c="6"/>9 | <text:s text:c="4"/>1 | 8:00-10:00 <text:s text:c="3"/>|</text:p>
      <text:p text:style-name="P1">| <text:s text:c="5"/>10 | <text:s text:c="4"/>2 | 11:00-12:00 <text:s text:c="2"/>|</text:p>
      <text:p text:style-name="P1">+---------+-------+---------------+</text:p>
      <text:p text:style-name="P1">10 rows in set (0.01 sec)</text:p>
      <text:p text:style-name="P1"></text:p>
      <text:p text:style-name="P3"><text:span text:style-name="T12">2.</text:span><text:span text:style-name="T11"> </text:span><text:span text:style-name="T10">Display all professors details with city pune and mumbai and professor first name starting with 'a' or 'd'.</text:span></text:p>
      <text:p text:style-name="P18"><text:span text:style-name="T1"/></text:p>
      <text:p text:style-name="P1">MariaDB [te3160db]&gt; select * from Professors where (city = "Pune" or city = "Mumbai") and (prof_fname like "a%" or prof_fname like "d%");</text:p>
      <text:p text:style-name="P1">+---------+------------+---------------+---------+---------------------+--------+------------+------------------------+------------+--------+</text:p>
      <text:p text:style-name="P1">| prof_id | prof_fname | prof_lname <text:s text:c="3"/>| dept_id | designation <text:s text:c="8"/>| salary | doj <text:s text:c="7"/>| email <text:s text:c="17"/>| phone <text:s text:c="5"/>| city <text:s text:c="2"/>|</text:p>
      <text:p text:style-name="P1">+---------+------------+---------------+---------+---------------------+--------+------------+------------------------+------------+--------+</text:p>
      <text:p text:style-name="P1">| <text:s text:c="6"/>1 | Anurag <text:s text:c="4"/>| Andhare <text:s text:c="6"/>| <text:s text:c="6"/>1 | Assistant Professor | <text:s/>30000 | 2015-01-01 | anurag@pict.edu <text:s text:c="7"/>| 8957265358 | Pune <text:s text:c="2"/>|</text:p>
      <text:p text:style-name="P1">| <text:s text:c="6"/>2 | Akash <text:s text:c="5"/>| Patil <text:s text:c="8"/>| <text:s text:c="6"/>1 | Assistant Professor | <text:s/>60000 | 2015-01-30 | patilakash@pict.edu <text:s text:c="3"/>| 8957242358 | Pune <text:s text:c="2"/>|</text:p>
      <text:p text:style-name="P1"><text:soft-page-break/>| <text:s text:c="6"/>6 | Aditya <text:s text:c="4"/>| Mahadalkar <text:s text:c="3"/>| <text:s text:c="6"/>3 | Assistant Professor | <text:s/>40000 | 2016-06-22 | adityam@pict.edu <text:s text:c="6"/>| 9996121233 | Pune <text:s text:c="2"/>|</text:p>
      <text:p text:style-name="P1">| <text:s text:c="6"/>8 | Atharva <text:s text:c="3"/>| Dharmadhikari | <text:s text:c="6"/>2 | Assistant Professor | <text:s text:c="3"/>100 | 2016-07-12 | dharmya@pict.edu <text:s text:c="6"/>| 9689921233 | Mumbai |</text:p>
      <text:p text:style-name="P1">| <text:s text:c="6"/>9 | Aniket <text:s text:c="4"/>| Gokhale <text:s text:c="6"/>| <text:s text:c="6"/>2 | Assistant Professor | <text:s text:c="3"/>100 | 2016-09-12 | aniketgokhale@pict.edu | 9689927235 | Mumbai |</text:p>
      <text:p text:style-name="P1">+---------+------------+---------------+---------+---------------------+--------+------------+------------------------+------------+--------+</text:p>
      <text:p text:style-name="P1">5 rows in set (0.00 sec)</text:p>
      <text:p text:style-name="P4"></text:p>
      <text:p text:style-name="P20"><text:span text:style-name="T14">3. L</text:span><text:span text:style-name="T1">ist the number of different cities of professors.(use of distinct)</text:span></text:p>
      <text:p text:style-name="P21"/>
      <text:p text:style-name="P1">MariaDB [te3160db]&gt; select distinct city from Professors</text:p>
      <text:p text:style-name="P1"><text:s text:c="4"/>-&gt; ;</text:p>
      <text:p text:style-name="P1">+--------+</text:p>
      <text:p text:style-name="P1">| city <text:s text:c="2"/>|</text:p>
      <text:p text:style-name="P1">+--------+</text:p>
      <text:p text:style-name="P1">| Pune <text:s text:c="2"/>|</text:p>
      <text:p text:style-name="P1">| Bhuj <text:s text:c="2"/>|</text:p>
      <text:p text:style-name="P1">| Mumbai |</text:p>
      <text:p text:style-name="P1">+--------+</text:p>
      <text:p text:style-name="P1">3 rows in set (0.00 sec)</text:p>
      <text:p text:style-name="P1"></text:p>
      <text:p text:style-name="P5"><text:span text:style-name="T13">4. </text:span><text:span text:style-name="T10">Give 5% increase in salary of the professors with date of joining 1-1-2015. ( use of update)</text:span></text:p>
      <text:p text:style-name="P5"><text:span text:style-name="T10"/></text:p>
      <text:p text:style-name="P1">MariaDB [te3160db]&gt; update Professors set salary = salary + (salary * 0.05) where doj = "2015-01-01";</text:p>
      <text:p text:style-name="P1">Query OK, 1 row affected (0.02 sec)</text:p>
      <text:p text:style-name="P1">Rows matched: 1 <text:s/>Changed: 1 <text:s/>Warnings: 0</text:p>
      <text:p text:style-name="P1"></text:p>
      <text:p text:style-name="P1">MariaDB [te3160db]&gt; select * from Professors;</text:p>
      <text:p text:style-name="P1">+---------+------------+---------------+---------+----------------------+--------+------------+------------------------+------------+--------+</text:p>
      <text:p text:style-name="P1">| prof_id | prof_fname | prof_lname <text:s text:c="3"/>| dept_id | designation <text:s text:c="9"/>| salary | doj <text:s text:c="7"/>| email <text:s text:c="17"/>| phone <text:s text:c="5"/>| city <text:s text:c="2"/>|</text:p>
      <text:p text:style-name="P1">+---------+------------+---------------+---------+----------------------+--------+------------+------------------------+------------+--------+</text:p>
      <text:p text:style-name="P1">| <text:s text:c="6"/>1 | Anurag <text:s text:c="4"/>| Andhare <text:s text:c="6"/>| <text:s text:c="6"/>1 | Assistant Professor <text:s/>| <text:s/>31500 | 2015-01-01 | anurag@pict.edu <text:s text:c="7"/>| 8957265358 | Pune <text:s text:c="2"/>|</text:p>
      <text:p text:style-name="P1">| <text:s text:c="6"/>2 | Akash <text:s text:c="5"/>| Patil <text:s text:c="8"/>| <text:s text:c="6"/>1 | Assistant Professor <text:s/>| <text:s/>60000 | 2015-01-30 | patilakash@pict.edu <text:s text:c="3"/>| 8957242358 | Pune <text:s text:c="2"/>|</text:p>
      <text:p text:style-name="P1">| <text:s text:c="6"/>3 | Daksh <text:s text:c="5"/>| Pokar <text:s text:c="8"/>| <text:s text:c="6"/>2 | Assistant Professors | <text:s/>30000 | 2016-01-01 | dakshpokar@pict.edu <text:s text:c="3"/>| 9689927235 | Bhuj <text:s text:c="2"/>|</text:p>
      <text:p text:style-name="P1">| <text:s text:c="6"/>4 | Pratik <text:s text:c="4"/>| Patil <text:s text:c="8"/>| <text:s text:c="6"/>1 | Assistant Professor <text:s/>| <text:s/>50000 | 2015-07-21 | pratikpatil@pict.edu <text:s text:c="2"/>| 8957243333 | Pune <text:s text:c="2"/>|</text:p>
      <text:p text:style-name="P1">| <text:s text:c="6"/>5 | Saurabh <text:s text:c="3"/>| Bora <text:s text:c="9"/>| <text:s text:c="6"/>2 | Assistant Professor <text:s/>| <text:s/>10000 | 2015-07-12 | pratikpatil@pict.edu <text:s text:c="2"/>| 8957222233 | Pune <text:s text:c="2"/>|</text:p>
      <text:p text:style-name="P1">| <text:s text:c="6"/>6 | Aditya <text:s text:c="4"/>| Mahadalkar <text:s text:c="3"/>| <text:s text:c="6"/>3 | Assistant Professor <text:s/>| <text:s/>40000 | 2016-06-22 | adityam@pict.edu <text:s text:c="6"/>| 9996121233 | Pune <text:s text:c="2"/>|</text:p>
      <text:p text:style-name="P1">| <text:s text:c="6"/>7 | Mandar <text:s text:c="4"/>| Pande <text:s text:c="8"/>| <text:s text:c="6"/>3 | Assistant Professor <text:s/>| <text:s/>40000 | 2016-07-31 | mandarpande@pict.edu <text:s text:c="2"/>| 3336121233 | Pune <text:s text:c="2"/>|</text:p>
      <text:p text:style-name="P1">| <text:s text:c="6"/>8 | Atharva <text:s text:c="3"/>| Dharmadhikari | <text:s text:c="6"/>2 | Assistant Professor <text:s/>| <text:s text:c="3"/>100 | 2016-07-12 | dharmya@pict.edu <text:s text:c="6"/>| 9689921233 | Mumbai |</text:p>
      <text:p text:style-name="P1">| <text:s text:c="6"/>9 | Aniket <text:s text:c="4"/>| Gokhale <text:s text:c="6"/>| <text:s text:c="6"/>2 | Assistant Professor <text:s/>| <text:s text:c="3"/>100 | 2016-09-12 | aniketgokhale@pict.edu | 9689927235 | Mumbai |</text:p>
      <text:p text:style-name="P1">| <text:s text:c="5"/>10 | Sanket <text:s text:c="4"/>| Pokar <text:s text:c="8"/>| <text:s text:c="6"/>1 | Assistant Professor <text:s/>| <text:s/>10011 | 2016-03-12 | madsanket@pict.edu <text:s text:c="4"/>| 9689211221 | <text:soft-page-break/>Pune <text:s text:c="2"/>|</text:p>
      <text:p text:style-name="P1">+---------+------------+---------------+---------+----------------------+--------+------------+------------------------+------------+--------+</text:p>
      <text:p text:style-name="P7">10 rows in set (0.00 sec)</text:p>
      <text:p text:style-name="P22"><text:span text:style-name="T1"/></text:p>
      <text:p text:style-name="P22"><text:span text:style-name="T3">5. </text:span><text:span text:style-name="T1">Delete professor details living in </text:span><text:span text:style-name="T4">P</text:span><text:span text:style-name="T1">une.</text:span></text:p>
      <text:p text:style-name="P1"/>
      <text:p text:style-name="P6">MariaDB [te3160db]&gt; <text:span text:style-name="T15">delete from Professors where city = 'Pune'</text:span></text:p>
      <text:p text:style-name="P13">Query OK, 7 row affected (0.02 sec)</text:p>
      <text:p text:style-name="P1"></text:p>
      <text:p text:style-name="P1">MariaDB [te3160db]&gt; select * from Professors;</text:p>
      <text:p text:style-name="P1">+---------+------------+---------------+---------+----------------------+--------+------------+------------------------+------------+--------+</text:p>
      <text:p text:style-name="P1">| prof_id | prof_fname | prof_lname <text:s text:c="3"/>| dept_id | designation <text:s text:c="9"/>| salary | doj <text:s text:c="7"/>| email <text:s text:c="17"/>| phone <text:s text:c="5"/>| city <text:s text:c="2"/>|</text:p>
      <text:p text:style-name="P1">+---------+------------+---------------+---------+----------------------+--------+------------+------------------------+------------+--------+</text:p>
      <text:p text:style-name="P1">| <text:s text:c="6"/>3 | Daksh <text:s text:c="5"/>| Pokar <text:s text:c="8"/>| <text:s text:c="6"/>2 | Assistant Professors | <text:s/>30000 | 2016-01-01 | dakshpokar@pict.edu <text:s text:c="3"/>| 9689927235 | Bhuj <text:s text:c="2"/>|</text:p>
      <text:p text:style-name="P1">| <text:s text:c="6"/>8 | Atharva <text:s text:c="3"/>| Dharmadhikari | <text:s text:c="6"/>2 | Assistant Professor <text:s/>| <text:s text:c="3"/>100 | 2016-07-12 | dharmya@pict.edu <text:s text:c="6"/>| 9689921233 | Mumbai |</text:p>
      <text:p text:style-name="P1">| <text:s text:c="6"/>9 | Aniket <text:s text:c="4"/>| Gokhale <text:s text:c="6"/>| <text:s text:c="6"/>2 | Assistant Professor <text:s/>| <text:s text:c="3"/>100 | 2016-09-12 | aniketgokhale@pict.edu | 9689927235 | Mumbai |</text:p>
      <text:p text:style-name="P1">+---------+------------+---------------+---------+----------------------+--------+------------+------------------------+------------+--------+</text:p>
      <text:p text:style-name="P1">3 rows in set (0.00 sec)</text:p>
      <text:p text:style-name="P1"></text:p>
      <text:p text:style-name="P1">MariaDB [te3160db]&gt; LOAD DATA LOCAL INFILE 'test.tsv' INTO TABLE Professors;</text:p>
      <text:p text:style-name="P1">Query OK, 7 rows affected, 2 warnings (0.02 sec) <text:s text:c="4"/></text:p>
      <text:p text:style-name="P1">Records: 9 <text:s/>Deleted: 0 <text:s/>Skipped: 2 <text:s/>Warnings: 2</text:p>
      <text:p text:style-name="P1"></text:p>
      <text:p text:style-name="P1">MariaDB [te3160db]&gt; select * from Professors;</text:p>
      <text:p text:style-name="P1">+---------+------------+---------------+---------+----------------------+--------+------------+------------------------+------------+--------+</text:p>
      <text:p text:style-name="P1">| prof_id | prof_fname | prof_lname <text:s text:c="3"/>| dept_id | designation <text:s text:c="9"/>| salary | doj <text:s text:c="7"/>| email <text:s text:c="17"/>| phone <text:s text:c="5"/>| city <text:s text:c="2"/>|</text:p>
      <text:p text:style-name="P1">+---------+------------+---------------+---------+----------------------+--------+------------+------------------------+------------+--------+</text:p>
      <text:p text:style-name="P1">| <text:s text:c="6"/>1 | Anurag <text:s text:c="4"/>| Andhare <text:s text:c="6"/>| <text:s text:c="6"/>1 | Assistant Professor <text:s/>| <text:s/>30000 | 2015-01-01 | anurag@pict.edu <text:s text:c="7"/>| 8957265358 | Pune <text:s text:c="2"/>|</text:p>
      <text:p text:style-name="P1">| <text:s text:c="6"/>2 | Akash <text:s text:c="5"/>| Patil <text:s text:c="8"/>| <text:s text:c="6"/>1 | Assistant Professor <text:s/>| <text:s/>60000 | 2015-01-30 | patilakash@pict.edu <text:s text:c="3"/>| 8957242358 | Pune <text:s text:c="2"/>|</text:p>
      <text:p text:style-name="P1">| <text:s text:c="6"/>3 | Daksh <text:s text:c="5"/>| Pokar <text:s text:c="8"/>| <text:s text:c="6"/>2 | Assistant Professors | <text:s/>30000 | 2016-01-01 | dakshpokar@pict.edu <text:s text:c="3"/>| 9689927235 | Bhuj <text:s text:c="2"/>|</text:p>
      <text:p text:style-name="P1">| <text:s text:c="6"/>4 | Pratik <text:s text:c="4"/>| Patil <text:s text:c="8"/>| <text:s text:c="6"/>1 | Assistant Professor <text:s/>| <text:s/>50000 | 2015-07-21 | pratikpatil@pict.edu <text:s text:c="2"/>| 8957243333 | Pune <text:s text:c="2"/>|</text:p>
      <text:p text:style-name="P1">| <text:s text:c="6"/>5 | Saurabh <text:s text:c="3"/>| Bora <text:s text:c="9"/>| <text:s text:c="6"/>2 | Assistant Professor <text:s/>| <text:s/>10000 | 2015-07-12 | pratikpatil@pict.edu <text:s text:c="2"/>| 8957222233 | Pune <text:s text:c="2"/>|</text:p>
      <text:p text:style-name="P1">| <text:s text:c="6"/>6 | Aditya <text:s text:c="4"/>| Mahadalkar <text:s text:c="3"/>| <text:s text:c="6"/>3 | Assistant Professor <text:s/>| <text:s/>40000 | 2016-06-22 | adityam@pict.edu <text:s text:c="6"/>| 9996121233 | Pune <text:s text:c="2"/>|</text:p>
      <text:p text:style-name="P29">| <text:s text:c="6"/>7 | Mandar <text:s text:c="4"/>| Pande <text:s text:c="8"/>| <text:s text:c="6"/>3 | Assistant Professor <text:s/>| <text:s/>40000 | 2016-07-31 | mandarpande@pict.edu <text:s text:c="2"/>| 3336121233 | Pune <text:s text:c="2"/>|</text:p>
      <text:p text:style-name="P1">| <text:s text:c="6"/>8 | Atharva <text:s text:c="3"/>| Dharmadhikari | <text:s text:c="6"/>2 | Assistant Professor <text:s/>| <text:s text:c="3"/>100 | 2016-07-12 | dharmya@pict.edu <text:s text:c="6"/>| 9689921233 | Mumbai |</text:p>
      <text:p text:style-name="P1">| <text:s text:c="6"/>9 | Aniket <text:s text:c="4"/>| Gokhale <text:s text:c="6"/>| <text:s text:c="6"/>2 | Assistant Professor <text:s/>| <text:s text:c="3"/>100 | 2016-09-12 | aniketgokhale@pict.edu | 9689927235 | Mumbai |</text:p>
      <text:p text:style-name="P1">| <text:s text:c="5"/>10 | Sanket <text:s text:c="4"/>| Pokar <text:s text:c="8"/>| <text:s text:c="6"/>1 | Assistant Professor <text:s/>| <text:s/>10011 | 2016-03-12 | madsanket@pict.edu <text:s text:c="4"/>| 9689211221 | <text:soft-page-break/>Pune <text:s text:c="2"/>|</text:p>
      <text:p text:style-name="P1">+---------+------------+---------------+---------+----------------------+--------+------------+------------------------+------------+--------+</text:p>
      <text:p text:style-name="P1">10 rows in set (0.00 sec)</text:p>
      <text:p text:style-name="P1"></text:p>
      <text:p text:style-name="P8"><text:span text:style-name="T1"/></text:p>
      <text:p text:style-name="P23"><text:span text:style-name="T5">6. </text:span><text:span text:style-name="T1">Find the names of professors belonging to pune or mumbai(use of UNION)</text:span></text:p>
      <text:p text:style-name="P23"/>
      <text:p text:style-name="P14">MariaDB [te3160db]&gt; select * from Professors where city = "Pune" UNION select * from Professors where city ="Mumbai"</text:p>
      <text:p text:style-name="P14"><text:s text:c="4"/>-&gt; ;</text:p>
      <text:p text:style-name="P14">+---------+------------+---------------+---------+---------------------+--------+------------+------------------------+------------+--------+</text:p>
      <text:p text:style-name="P14">| prof_id | prof_fname | prof_lname <text:s text:c="3"/>| dept_id | designation <text:s text:c="8"/>| salary | doj <text:s text:c="7"/>| email <text:s text:c="17"/>| phone <text:s text:c="5"/>| city <text:s text:c="2"/>|</text:p>
      <text:p text:style-name="P14">+---------+------------+---------------+---------+---------------------+--------+------------+------------------------+------------+--------+</text:p>
      <text:p text:style-name="P14">| <text:s text:c="6"/>1 | Anurag <text:s text:c="4"/>| Andhare <text:s text:c="6"/>| <text:s text:c="6"/>1 | Assistant Professor | <text:s/>30000 | 2015-01-01 | anurag@pict.edu <text:s text:c="7"/>| 8957265358 | Pune <text:s text:c="2"/>|</text:p>
      <text:p text:style-name="P14">| <text:s text:c="6"/>2 | Akash <text:s text:c="5"/>| Patil <text:s text:c="8"/>| <text:s text:c="6"/>1 | Assistant Professor | <text:s/>60000 | 2015-01-30 | patilakash@pict.edu <text:s text:c="3"/>| 8957242358 | Pune <text:s text:c="2"/>|</text:p>
      <text:p text:style-name="P14">| <text:s text:c="6"/>4 | Pratik <text:s text:c="4"/>| Patil <text:s text:c="8"/>| <text:s text:c="6"/>1 | Assistant Professor | <text:s/>50000 | 2015-07-21 | pratikpatil@pict.edu <text:s text:c="2"/>| 8957243333 | Pune <text:s text:c="2"/>|</text:p>
      <text:p text:style-name="P14">| <text:s text:c="6"/>5 | Saurabh <text:s text:c="3"/>| Bora <text:s text:c="9"/>| <text:s text:c="6"/>2 | Assistant Professor | <text:s/>10000 | 2015-07-12 | pratikpatil@pict.edu <text:s text:c="2"/>| 8957222233 | Pune <text:s text:c="2"/>|</text:p>
      <text:p text:style-name="P14">| <text:s text:c="6"/>6 | Aditya <text:s text:c="4"/>| Mahadalkar <text:s text:c="3"/>| <text:s text:c="6"/>3 | Assistant Professor | <text:s/>40000 | 2016-06-22 | adityam@pict.edu <text:s text:c="6"/>| 9996121233 | Pune <text:s text:c="2"/>|</text:p>
      <text:p text:style-name="P14">| <text:s text:c="6"/>7 | Mandar <text:s text:c="4"/>| Pande <text:s text:c="8"/>| <text:s text:c="6"/>3 | Assistant Professor | <text:s/>40000 | 2016-07-31 | mandarpande@pict.edu <text:s text:c="2"/>| 3336121233 | Pune <text:s text:c="2"/>|</text:p>
      <text:p text:style-name="P14">| <text:s text:c="5"/>10 | Sanket <text:s text:c="4"/>| Pokar <text:s text:c="8"/>| <text:s text:c="6"/>1 | Assistant Professor | <text:s/>10011 | 2016-03-12 | madsanket@pict.edu <text:s text:c="4"/>| 9689211221 | Pune <text:s text:c="2"/>|</text:p>
      <text:p text:style-name="P14">| <text:s text:c="6"/>8 | Atharva <text:s text:c="3"/>| Dharmadhikari | <text:s text:c="6"/>2 | Assistant Professor | <text:s text:c="3"/>100 | 2016-07-12 | dharmya@pict.edu <text:s text:c="6"/>| 9689921233 | Mumbai |</text:p>
      <text:p text:style-name="P14">| <text:s text:c="6"/>9 | Aniket <text:s text:c="4"/>| Gokhale <text:s text:c="6"/>| <text:s text:c="6"/>2 | Assistant Professor | <text:s text:c="3"/>100 | 2016-09-12 | aniketgokhale@pict.edu | 9689927235 | Mumbai |</text:p>
      <text:p text:style-name="P14">+---------+------------+---------------+---------+---------------------+--------+------------+------------------------+------------+--------+</text:p>
      <text:p text:style-name="P15">9 rows in set (0.00 sec)</text:p>
      <text:p text:style-name="P15"><text:span text:style-name="T1"/></text:p>
      <text:p text:style-name="P28"><text:span text:style-name="T6">7. </text:span><text:span text:style-name="T1">Find the professors who joined on date 1-1-2015 as well as in 1-1-2016 (use of INTERSECT)</text:span></text:p>
      <text:p text:style-name="P27"/>
      <text:p text:style-name="P16">MariaDB [te3160db]&gt; select * from Professors where doj="2015-01-01" or doj="2016-01-01";</text:p>
      <text:p text:style-name="P16">+---------+------------+------------+---------+---------------------+--------+------------+-----------------+------------+------+</text:p>
      <text:p text:style-name="P16">| prof_id | prof_fname | prof_lname | dept_id | designation <text:s text:c="8"/>| salary | doj <text:s text:c="7"/>| email <text:s text:c="10"/>| phone <text:s text:c="5"/>| city |</text:p>
      <text:p text:style-name="P16">+---------+------------+------------+---------+---------------------+--------+------------+-----------------+------------+------+</text:p>
      <text:p text:style-name="P16">| <text:s text:c="6"/>1 | Anurag <text:s text:c="4"/>| Andhare <text:s text:c="3"/>| <text:s text:c="6"/>1 | Assistant Professor | <text:s/>30000 | 2015-01-01 | anurag@pict.edu | 8957265358 | Pune |</text:p>
      <text:p text:style-name="P16">+---------+------------+------------+---------+---------------------+--------+------------+-----------------+------------+------+</text:p>
      <text:p text:style-name="P16">1 row in set (0.00 sec)</text:p>
      <text:p text:style-name="P16"/>
      <text:p text:style-name="P16"/>
      <text:p text:style-name="P1">MariaDB [te3160db]&gt; select max(salary) from Professors;</text:p>
      <text:p text:style-name="P1">+-------------+</text:p>
      <text:p text:style-name="P1">| max(salary) |</text:p>
      <text:p text:style-name="P1">+-------------+</text:p>
      <text:p text:style-name="P1">| <text:s text:c="6"/>60000 |</text:p>
      <text:p text:style-name="P1">+-------------+</text:p>
      <text:p text:style-name="P1">1 row in set (0.00 sec)</text:p>
      <text:p text:style-name="P9"></text:p>
      <text:p text:style-name="P24"><text:soft-page-break/><text:span text:style-name="T7">8. </text:span><text:span text:style-name="T1">Find the professor having maximum salary and names of professors having salary between 10,000 and 20,000. (use of <text:s/>max and between)</text:span></text:p>
      <text:p text:style-name="P1"/>
      <text:p text:style-name="P1">MariaDB [te3160db]&gt; select *, max(salary) from Professors;</text:p>
      <text:p text:style-name="P1">+---------+------------+------------+---------+---------------------+--------+------------+-----------------+------------+------+-------------+</text:p>
      <text:p text:style-name="P1">| prof_id | prof_fname | prof_lname | dept_id | designation <text:s text:c="8"/>| salary | doj <text:s text:c="7"/>| email <text:s text:c="10"/>| phone <text:s text:c="5"/>| city | max(salary) |</text:p>
      <text:p text:style-name="P1">+---------+------------+------------+---------+---------------------+--------+------------+-----------------+------------+------+-------------+</text:p>
      <text:p text:style-name="P1">| <text:s text:c="6"/>1 | Anurag <text:s text:c="4"/>| Andhare <text:s text:c="3"/>| <text:s text:c="6"/>1 | Assistant Professor | <text:s/>30000 | 2015-01-01 | anurag@pict.edu | 8957265358 | Pune | <text:s text:c="6"/>60000 |</text:p>
      <text:p text:style-name="P1">+---------+------------+------------+---------+---------------------+--------+------------+-----------------+------------+------+-------------+</text:p>
      <text:p text:style-name="P1">1 row in set (0.00 sec)</text:p>
      <text:p text:style-name="P1">MariaDB [te3160db]&gt; select * from Professors where salary between "10000" and "20000";</text:p>
      <text:p text:style-name="P1">+---------+------------+------------+---------+---------------------+--------+------------+----------------------+------------+------+</text:p>
      <text:p text:style-name="P1">| prof_id | prof_fname | prof_lname | dept_id | designation <text:s text:c="8"/>| salary | doj <text:s text:c="7"/>| email <text:s text:c="15"/>| phone <text:s text:c="5"/>| city |</text:p>
      <text:p text:style-name="P1">+---------+------------+------------+---------+---------------------+--------+------------+----------------------+------------+------+</text:p>
      <text:p text:style-name="P1">| <text:s text:c="6"/>5 | Saurabh <text:s text:c="3"/>| Bora <text:s text:c="6"/>| <text:s text:c="6"/>2 | Assistant Professor | <text:s/>10000 | 2015-07-12 | pratikpatil@pict.edu | 8957222233 | Pune |</text:p>
      <text:p text:style-name="P1">| <text:s text:c="5"/>10 | Sanket <text:s text:c="4"/>| Pokar <text:s text:c="5"/>| <text:s text:c="6"/>1 | Assistant Professor | <text:s/>10011 | 2016-03-12 | madsanket@pict.edu <text:s text:c="2"/>| 9689211221 | Pune |</text:p>
      <text:p text:style-name="P1">+---------+------------+------------+---------+---------------------+--------+------------+----------------------+------------+------+</text:p>
      <text:p text:style-name="P10">2 rows in set (0.00 sec)</text:p>
      <text:p text:style-name="P10"><text:span text:style-name="T1"/></text:p>
      <text:p text:style-name="P25"><text:span text:style-name="T8">9. </text:span><text:span text:style-name="T1">Display all professors name with salary and date of joining with decreasing order of salary.</text:span></text:p>
      <text:p text:style-name="P10"><text:span text:style-name="T1"/></text:p>
      <text:p text:style-name="P1">MariaDB [te3160db]&gt; select * from Professors order by salary desc;</text:p>
      <text:p text:style-name="P1">+---------+------------+---------------+---------+----------------------+--------+------------+------------------------+------------+--------+</text:p>
      <text:p text:style-name="P1">| prof_id | prof_fname | prof_lname <text:s text:c="3"/>| dept_id | designation <text:s text:c="9"/>| salary | doj <text:s text:c="7"/>| email <text:s text:c="17"/>| phone <text:s text:c="5"/>| city <text:s text:c="2"/>|</text:p>
      <text:p text:style-name="P1">+---------+------------+---------------+---------+----------------------+--------+------------+------------------------+------------+--------+</text:p>
      <text:p text:style-name="P1">| <text:s text:c="6"/>2 | Akash <text:s text:c="5"/>| Patil <text:s text:c="8"/>| <text:s text:c="6"/>1 | Assistant Professor <text:s/>| <text:s/>60000 | 2015-01-30 | patilakash@pict.edu <text:s text:c="3"/>| 8957242358 | Pune <text:s text:c="2"/>|</text:p>
      <text:p text:style-name="P1">| <text:s text:c="6"/>4 | Pratik <text:s text:c="4"/>| Patil <text:s text:c="8"/>| <text:s text:c="6"/>1 | Assistant Professor <text:s/>| <text:s/>50000 | 2015-07-21 | pratikpatil@pict.edu <text:s text:c="2"/>| 8957243333 | Pune <text:s text:c="2"/>|</text:p>
      <text:p text:style-name="P1">| <text:s text:c="6"/>6 | Aditya <text:s text:c="4"/>| Mahadalkar <text:s text:c="3"/>| <text:s text:c="6"/>3 | Assistant Professor <text:s/>| <text:s/>40000 | 2016-06-22 | adityam@pict.edu <text:s text:c="6"/>| 9996121233 | Pune <text:s text:c="2"/>|</text:p>
      <text:p text:style-name="P1">| <text:s text:c="6"/>7 | Mandar <text:s text:c="4"/>| Pande <text:s text:c="8"/>| <text:s text:c="6"/>3 | Assistant Professor <text:s/>| <text:s/>40000 | 2016-07-31 | mandarpande@pict.edu <text:s text:c="2"/>| 3336121233 | Pune <text:s text:c="2"/>|</text:p>
      <text:p text:style-name="P1">| <text:s text:c="6"/>1 | Anurag <text:s text:c="4"/>| Andhare <text:s text:c="6"/>| <text:s text:c="6"/>1 | Assistant Professor <text:s/>| <text:s/>30000 | 2015-01-01 | anurag@pict.edu <text:s text:c="7"/>| 8957265358 | Pune <text:s text:c="2"/>|</text:p>
      <text:p text:style-name="P1">| <text:s text:c="6"/>3 | Daksh <text:s text:c="5"/>| Pokar <text:s text:c="8"/>| <text:s text:c="6"/>2 | Assistant Professors | <text:s/>30000 | 2016-01-01 | dakshpokar@pict.edu <text:s text:c="3"/>| 9689927235 | Bhuj <text:s text:c="2"/>|</text:p>
      <text:p text:style-name="P1">| <text:s text:c="5"/>10 | Sanket <text:s text:c="4"/>| Pokar <text:s text:c="8"/>| <text:s text:c="6"/>1 | Assistant Professor <text:s/>| <text:s/>10011 | 2016-03-12 | madsanket@pict.edu <text:s text:c="4"/>| 9689211221 | Pune <text:s text:c="2"/>|</text:p>
      <text:p text:style-name="P1">| <text:s text:c="6"/>5 | Saurabh <text:s text:c="3"/>| Bora <text:s text:c="9"/>| <text:s text:c="6"/>2 | Assistant Professor <text:s/>| <text:s/>10000 | 2015-07-12 | pratikpatil@pict.edu <text:s text:c="2"/>| 8957222233 | Pune <text:s text:c="2"/>|</text:p>
      <text:p text:style-name="P1">| <text:s text:c="6"/>8 | Atharva <text:s text:c="3"/>| Dharmadhikari | <text:s text:c="6"/>2 | Assistant Professor <text:s/>| <text:s text:c="3"/>100 | 2016-07-12 | dharmya@pict.edu <text:s text:c="6"/>| 9689921233 | Mumbai |</text:p>
      <text:p text:style-name="P1">| <text:s text:c="6"/>9 | Aniket <text:s text:c="4"/>| Gokhale <text:s text:c="6"/>| <text:s text:c="6"/>2 | Assistant Professor <text:s/>| <text:s text:c="3"/>100 | 2016-09-12 | aniketgokhale@pict.edu | 9689927235 | Mumbai |</text:p>
      <text:p text:style-name="P1">+---------+------------+---------------+---------+----------------------+--------+------------+------------------------+------------+--------+</text:p>
      <text:p text:style-name="P12"><text:soft-page-break/>10 rows in set (0.00 sec)</text:p>
      <text:p text:style-name="P12"><text:span text:style-name="T1"/></text:p>
      <text:p text:style-name="P26"><text:span text:style-name="T9">10. </text:span><text:span text:style-name="T1">Display professors name, date of joining and dept_id with salary 30000, 40000 and 50000 (use of IN).</text:span></text:p>
      <text:list xml:id="list8493590480055355456" text:style-name="WWNum2">
        <text:list-header>
          <text:p text:style-name="P11"><text:span text:style-name="T1"/></text:p>
        </text:list-header>
      </text:list>
      <text:p text:style-name="P17">MariaDB [te3160db]&gt; select prof_fname, dept_id, doj from Professors where salary in (30000,40000,50000);</text:p>
      <text:p text:style-name="P17">+------------+---------+------------+</text:p>
      <text:p text:style-name="P17">| prof_fname | dept_id | doj <text:s text:c="7"/>|</text:p>
      <text:p text:style-name="P17">+------------+---------+------------+</text:p>
      <text:p text:style-name="P17">| Anurag <text:s text:c="4"/>| <text:s text:c="6"/>1 | 2015-01-01 |</text:p>
      <text:p text:style-name="P17">| Pratik <text:s text:c="4"/>| <text:s text:c="6"/>1 | 2015-07-21 |</text:p>
      <text:p text:style-name="P17">| Aditya <text:s text:c="4"/>| <text:s text:c="6"/>3 | 2016-06-22 |</text:p>
      <text:p text:style-name="P17">| Mandar <text:s text:c="4"/>| <text:s text:c="6"/>3 | 2016-07-31 |</text:p>
      <text:p text:style-name="P17">+------------+---------+------------+</text:p>
      <text:p text:style-name="P17">4 rows in set (0.00 sec)</text:p>
      <text:p text:style-name="P17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t </meta:initial-creator>
    <meta:creation-date>2018-07-02T13:32:16.765377786</meta:creation-date>
    <dc:date>2018-07-02T14:31:09.388902176</dc:date>
    <dc:creator>pict </dc:creator>
    <meta:editing-duration>PT58M3S</meta:editing-duration>
    <meta:editing-cycles>30</meta:editing-cycles>
    <meta:generator>LibreOffice/4.1.3.2$Linux_X86_64 LibreOffice_project/410$Build-2</meta:generator>
    <meta:document-statistic meta:table-count="0" meta:image-count="0" meta:object-count="0" meta:page-count="18" meta:paragraph-count="785" meta:word-count="7015" meta:character-count="48575" meta:non-whitespace-character-count="36495"/>
  </office:meta>
</office:document-meta>
</file>